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18533333333333cm" style:use-optimal-column-width="true"/>
    </style:style>
    <style:style style:name="co2" style:family="table-column">
      <style:table-column-properties fo:break-before="auto" style:column-width="1.27cm" style:use-optimal-column-width="true"/>
    </style:style>
    <style:style style:name="co3" style:family="table-column">
      <style:table-column-properties fo:break-before="auto" style:column-width="3.8735cm" style:use-optimal-column-width="true"/>
    </style:style>
    <style:style style:name="co4" style:family="table-column">
      <style:table-column-properties fo:break-before="auto" style:column-width="4.74133333333333cm" style:use-optimal-column-width="true"/>
    </style:style>
    <style:style style:name="co5" style:family="table-column">
      <style:table-column-properties fo:break-before="auto" style:column-width="1.35466666666667cm" style:use-optimal-column-width="true"/>
    </style:style>
    <style:style style:name="co6" style:family="table-column">
      <style:table-column-properties fo:break-before="auto" style:column-width="1.48166666666667cm" style:use-optimal-column-width="true"/>
    </style:style>
    <style:style style:name="co7" style:family="table-column">
      <style:table-column-properties fo:break-before="auto" style:column-width="3.2385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78883333333333cm" style:use-optimal-column-width="true"/>
    </style:style>
    <style:style style:name="co10" style:family="table-column">
      <style:table-column-properties fo:break-before="auto" style:column-width="2.94216666666667cm" style:use-optimal-column-width="true"/>
    </style:style>
    <style:style style:name="co11" style:family="table-column">
      <style:table-column-properties fo:break-before="auto" style:column-width="3.64066666666667cm" style:use-optimal-column-width="true"/>
    </style:style>
    <style:style style:name="co12" style:family="table-column">
      <style:table-column-properties fo:break-before="auto" style:column-width="4.699cm" style:use-optimal-column-width="true"/>
    </style:style>
    <style:style style:name="co13" style:family="table-column">
      <style:table-column-properties fo:break-before="auto" style:column-width="3.7465cm" style:use-optimal-column-width="true"/>
    </style:style>
    <style:style style:name="co14" style:family="table-column">
      <style:table-column-properties fo:break-before="auto" style:column-width="4.572cm" style:use-optimal-column-width="true"/>
    </style:style>
    <style:style style:name="co15" style:family="table-column">
      <style:table-column-properties fo:break-before="auto" style:column-width="4.48733333333333cm" style:use-optimal-column-width="true"/>
    </style:style>
    <style:style style:name="co16" style:family="table-column">
      <style:table-column-properties fo:break-before="auto" style:column-width="3.175cm" style:use-optimal-column-width="true"/>
    </style:style>
    <style:style style:name="co17" style:family="table-column">
      <style:table-column-properties fo:break-before="auto" style:column-width="4.1275cm" style:use-optimal-column-width="true"/>
    </style:style>
    <style:style style:name="co18" style:family="table-column">
      <style:table-column-properties fo:break-before="auto" style:column-width="4.55083333333333cm" style:use-optimal-column-width="true"/>
    </style:style>
    <style:style style:name="co19" style:family="table-column">
      <style:table-column-properties fo:break-before="auto" style:column-width="3.47133333333333cm" style:use-optimal-column-width="true"/>
    </style:style>
    <style:style style:name="co20" style:family="table-column">
      <style:table-column-properties fo:break-before="auto" style:column-width="3.83116666666667cm" style:use-optimal-column-width="true"/>
    </style:style>
    <style:style style:name="co21" style:family="table-column">
      <style:table-column-properties fo:break-before="auto" style:column-width="3.57716666666667cm" style:use-optimal-column-width="true"/>
    </style:style>
    <style:style style:name="co22" style:family="table-column">
      <style:table-column-properties fo:break-before="auto" style:column-width="4.445cm" style:use-optimal-column-width="true"/>
    </style:style>
    <style:style style:name="co23" style:family="table-column">
      <style:table-column-properties fo:break-before="auto" style:column-width="4.953cm" style:use-optimal-column-width="true"/>
    </style:style>
    <style:style style:name="co24" style:family="table-column">
      <style:table-column-properties fo:break-before="auto" style:column-width="4.65666666666667cm" style:use-optimal-column-width="true"/>
    </style:style>
    <style:style style:name="co25" style:family="table-column">
      <style:table-column-properties fo:break-before="auto" style:column-width="2.37066666666667cm"/>
    </style:style>
    <style:style style:name="co26" style:family="table-column">
      <style:table-column-properties fo:break-before="auto" style:column-width="3.02683333333333cm" style:use-optimal-column-width="true"/>
    </style:style>
    <style:style style:name="co27" style:family="table-column">
      <style:table-column-properties fo:break-before="auto" style:column-width="2.8575cm"/>
    </style:style>
    <style:style style:name="co28" style:family="table-column">
      <style:table-column-properties fo:break-before="auto" style:column-width="4.10633333333333cm" style:use-optimal-column-width="true"/>
    </style:style>
    <style:style style:name="co29" style:family="table-column">
      <style:table-column-properties fo:break-before="auto" style:column-width="3.51366666666667cm" style:use-optimal-column-width="true"/>
    </style:style>
    <style:style style:name="co30" style:family="table-column">
      <style:table-column-properties fo:break-before="auto" style:column-width="3.09033333333333cm" style:use-optimal-column-width="true"/>
    </style:style>
    <style:style style:name="co31" style:family="table-column">
      <style:table-column-properties fo:break-before="auto" style:column-width="3.38666666666667cm" style:use-optimal-column-width="true"/>
    </style:style>
    <style:style style:name="co32" style:family="table-column">
      <style:table-column-properties fo:break-before="auto" style:column-width="5.10116666666667cm" style:use-optimal-column-width="true"/>
    </style:style>
    <style:style style:name="co33" style:family="table-column">
      <style:table-column-properties fo:break-before="auto" style:column-width="3.4925cm" style:use-optimal-column-width="true"/>
    </style:style>
    <style:style style:name="co34" style:family="table-column">
      <style:table-column-properties fo:break-before="auto" style:column-width="4.064cm" style:use-optimal-column-width="true"/>
    </style:style>
    <style:style style:name="co35" style:family="table-column">
      <style:table-column-properties fo:break-before="auto" style:column-width="4.5085cm" style:use-optimal-column-width="true"/>
    </style:style>
    <style:style style:name="co36" style:family="table-column">
      <style:table-column-properties fo:break-before="auto" style:column-width="2.56116666666667cm"/>
    </style:style>
    <style:style style:name="co37" style:family="table-column">
      <style:table-column-properties fo:break-before="auto" style:column-width="5.0165cm" style:use-optimal-column-width="true"/>
    </style:style>
    <style:style style:name="co38" style:family="table-column">
      <style:table-column-properties fo:break-before="auto" style:column-width="5.249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ales_edit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Wayne Hennessey</text:p>
          </table:table-cell>
          <table:table-cell office:value-type="string" table:style-name="ce2">
            <text:p>24 January 1987 (aged 34)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rystal Palace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hris Gunter</text:p>
          </table:table-cell>
          <table:table-cell office:value-type="string" table:style-name="ce2">
            <text:p>21 July 1989 (aged 31)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harlton Athletic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Neco Williams</text:p>
          </table:table-cell>
          <table:table-cell office:value-type="string" table:style-name="ce2">
            <text:p>13 April 2001 (aged 20)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Liverpool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Ben Davies</text:p>
          </table:table-cell>
          <table:table-cell office:value-type="string" table:style-name="ce2">
            <text:p>24 April 1993 (aged 28)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ottenham Hotspur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om Lockyer</text:p>
          </table:table-cell>
          <table:table-cell office:value-type="string" table:style-name="ce2">
            <text:p>3 December 1994 (aged 26)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uton Town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e Rodon</text:p>
          </table:table-cell>
          <table:table-cell office:value-type="string" table:style-name="ce2">
            <text:p>22 October 1997 (aged 23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ottenham Hotspur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e Allen</text:p>
          </table:table-cell>
          <table:table-cell office:value-type="string" table:style-name="ce2">
            <text:p>14 March 1990 (aged 31)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toke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Harry Wilson</text:p>
          </table:table-cell>
          <table:table-cell office:value-type="string" table:style-name="ce2">
            <text:p>22 March 1997 (aged 24)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ardiff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Tyler Roberts</text:p>
          </table:table-cell>
          <table:table-cell office:value-type="string" table:style-name="ce2">
            <text:p>12 January 1999 (aged 22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eds United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aron Ramsey</text:p>
          </table:table-cell>
          <table:table-cell office:value-type="string" table:style-name="ce2">
            <text:p>26 December 1990 (aged 30)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Gareth Bale (captain)</text:p>
          </table:table-cell>
          <table:table-cell office:value-type="string" table:style-name="ce2">
            <text:p>16 July 1989 (aged 31)</text:p>
          </table:table-cell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Tottenham Hotspur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Danny Ward</text:p>
          </table:table-cell>
          <table:table-cell office:value-type="string" table:style-name="ce2">
            <text:p>22 June 1993 (aged 27)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icester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ieffer Moore</text:p>
          </table:table-cell>
          <table:table-cell office:value-type="string" table:style-name="ce2">
            <text:p>8 August 1992 (aged 28)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ardiff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onnor Roberts</text:p>
          </table:table-cell>
          <table:table-cell office:value-type="string" table:style-name="ce2">
            <text:p>23 September 1995 (aged 25)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wansea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Ethan Ampadu</text:p>
          </table:table-cell>
          <table:table-cell office:value-type="string" table:style-name="ce2">
            <text:p>14 September 2000 (aged 20)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heffield United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e Morrell</text:p>
          </table:table-cell>
          <table:table-cell office:value-type="string" table:style-name="ce2">
            <text:p>3 January 1997 (aged 24)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uton Town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hys Norrington-Davies</text:p>
          </table:table-cell>
          <table:table-cell office:value-type="string" table:style-name="ce2">
            <text:p>22 April 1999 (aged 22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ke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nny Williams</text:p>
          </table:table-cell>
          <table:table-cell office:value-type="string" table:style-name="ce2">
            <text:p>9 October 1993 (aged 27)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ardiff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vid Brooks</text:p>
          </table:table-cell>
          <table:table-cell office:value-type="string" table:style-name="ce2">
            <text:p>8 July 1997 (aged 23)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ournemouth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niel James</text:p>
          </table:table-cell>
          <table:table-cell office:value-type="string" table:style-name="ce2">
            <text:p>10 November 1997 (aged 23)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dam Davies</text:p>
          </table:table-cell>
          <table:table-cell office:value-type="string" table:style-name="ce2">
            <text:p>17 July 1992 (aged 28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oke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hris Mepham</text:p>
          </table:table-cell>
          <table:table-cell office:value-type="string" table:style-name="ce2">
            <text:p>5 November 1997 (aged 23)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ournemouth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ylan Levitt</text:p>
          </table:table-cell>
          <table:table-cell office:value-type="string" table:style-name="ce2">
            <text:p>17 November 2000 (aged 20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stra 1961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Ben Cabango</text:p>
          </table:table-cell>
          <table:table-cell office:value-type="string" table:style-name="ce2">
            <text:p>30 May 2000 (aged 21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wansea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ubin Colwill</text:p>
          </table:table-cell>
          <table:table-cell office:value-type="string" table:style-name="ce2">
            <text:p>27 April 2002 (aged 19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rdiff City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tthew Smith</text:p>
          </table:table-cell>
          <table:table-cell office:value-type="string" table:style-name="ce2">
            <text:p>22 November 1999 (aged 21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oncaster Rovers</text:p>
          </table:table-cell>
          <table:table-cell office:value-type="string" table:style-name="ce2">
            <text:p>Wales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Ukraine_edit_" table:style-name="ta1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Heorhiy Bushchan</text:p>
          </table:table-cell>
          <table:table-cell office:value-type="string" table:style-name="ce2">
            <text:p>31 May 1994 (aged 27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Eduard Sobol</text:p>
          </table:table-cell>
          <table:table-cell office:value-type="string" table:style-name="ce2">
            <text:p>20 April 1995 (aged 26)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lub Brugge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Heorhiy Sudakov</text:p>
          </table:table-cell>
          <table:table-cell office:value-type="string" table:style-name="ce2">
            <text:p>1 September 2002 (aged 18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hakhtar Donetsk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Serhiy Kryvtsov</text:p>
          </table:table-cell>
          <table:table-cell office:value-type="string" table:style-name="ce2">
            <text:p>15 March 1991 (aged 30)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hakhtar Donetsk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erhiy Sydorchuk</text:p>
          </table:table-cell>
          <table:table-cell office:value-type="string" table:style-name="ce2">
            <text:p>2 May 1991 (aged 30)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aras Stepanenko</text:p>
          </table:table-cell>
          <table:table-cell office:value-type="string" table:style-name="ce2">
            <text:p>8 August 1989 (aged 31)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hakhtar Donetsk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driy Yarmolenko</text:p>
          </table:table-cell>
          <table:table-cell office:value-type="string" table:style-name="ce2">
            <text:p>23 October 1989 (aged 31)</text:p>
          </table:table-cell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string" table:style-name="ce2">
            <text:p>West Ham United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uslan Malinovskyi</text:p>
          </table:table-cell>
          <table:table-cell office:value-type="string" table:style-name="ce2">
            <text:p>4 May 1993 (aged 28)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Atalanta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Roman Yaremchuk</text:p>
          </table:table-cell>
          <table:table-cell office:value-type="string" table:style-name="ce2">
            <text:p>27 November 1995 (aged 25)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Gent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ykola Shaparenko</text:p>
          </table:table-cell>
          <table:table-cell office:value-type="string" table:style-name="ce2">
            <text:p>4 October 1998 (aged 22)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rlos</text:p>
          </table:table-cell>
          <table:table-cell office:value-type="string" table:style-name="ce2">
            <text:p>7 June 1988 (aged 33)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hakhtar Donetsk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ndriy Pyatov (captain)</text:p>
          </table:table-cell>
          <table:table-cell office:value-type="string" table:style-name="ce2">
            <text:p>28 June 1984 (aged 36)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hakhtar Donetsk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Illya Zabarnyi</text:p>
          </table:table-cell>
          <table:table-cell office:value-type="string" table:style-name="ce2">
            <text:p>1 September 2002 (aged 18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Yevhenii Makarenko</text:p>
          </table:table-cell>
          <table:table-cell office:value-type="string" table:style-name="ce2">
            <text:p>21 May 1991 (aged 30)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ortrijk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Viktor Tsyhankov</text:p>
          </table:table-cell>
          <table:table-cell office:value-type="string" table:style-name="ce2">
            <text:p>15 November 1997 (aged 23)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Vitaliy Mykolenko</text:p>
          </table:table-cell>
          <table:table-cell office:value-type="string" table:style-name="ce2">
            <text:p>29 May 1999 (aged 22)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Oleksandr Zinchenko</text:p>
          </table:table-cell>
          <table:table-cell office:value-type="string" table:style-name="ce2">
            <text:p>15 December 1996 (aged 24)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oman Bezus</text:p>
          </table:table-cell>
          <table:table-cell office:value-type="string" table:style-name="ce2">
            <text:p>26 September 1990 (aged 30)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Gent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rtem Besedin</text:p>
          </table:table-cell>
          <table:table-cell office:value-type="string" table:style-name="ce2">
            <text:p>31 March 1996 (aged 25)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Oleksandr Zubkov</text:p>
          </table:table-cell>
          <table:table-cell office:value-type="string" table:style-name="ce2">
            <text:p>3 August 1996 (aged 24)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Ferencváros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Oleksandr Karavayev</text:p>
          </table:table-cell>
          <table:table-cell office:value-type="string" table:style-name="ce2">
            <text:p>2 June 1992 (aged 29)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ykola Matviyenko</text:p>
          </table:table-cell>
          <table:table-cell office:value-type="string" table:style-name="ce2">
            <text:p>2 May 1996 (aged 25)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hakhtar Donetsk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natoliy Trubin</text:p>
          </table:table-cell>
          <table:table-cell office:value-type="string" table:style-name="ce2">
            <text:p>1 August 2001 (aged 19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hakhtar Donetsk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Oleksandr Tymchyk</text:p>
          </table:table-cell>
          <table:table-cell office:value-type="string" table:style-name="ce2">
            <text:p>20 January 1997 (aged 24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enys Popov</text:p>
          </table:table-cell>
          <table:table-cell office:value-type="string" table:style-name="ce2">
            <text:p>17 February 1999 (aged 22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rtem Dovbyk</text:p>
          </table:table-cell>
          <table:table-cell office:value-type="string" table:style-name="ce2">
            <text:p>21 June 1997 (aged 23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nipro-1</text:p>
          </table:table-cell>
          <table:table-cell office:value-type="string" table:style-name="ce2">
            <text:p>Ukraine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Turkey_edit_" table:style-name="ta1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13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Mert Günok</text:p>
          </table:table-cell>
          <table:table-cell office:value-type="string" table:style-name="ce2">
            <text:p>1 March 1989 (aged 32)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İstanbul Başakşehir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Zeki Çelik</text:p>
          </table:table-cell>
          <table:table-cell office:value-type="string" table:style-name="ce2">
            <text:p>17 February 1997 (aged 24)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ille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erih Demiral</text:p>
          </table:table-cell>
          <table:table-cell office:value-type="string" table:style-name="ce2">
            <text:p>5 March 1998 (aged 23)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Çağlar Söyüncü</text:p>
          </table:table-cell>
          <table:table-cell office:value-type="string" table:style-name="ce2">
            <text:p>23 May 1996 (aged 25)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eicester City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Okay Yokuşlu</text:p>
          </table:table-cell>
          <table:table-cell office:value-type="string" table:style-name="ce2">
            <text:p>9 March 1994 (aged 27)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West Bromwich Albion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Ozan Tufan</text:p>
          </table:table-cell>
          <table:table-cell office:value-type="string" table:style-name="ce2">
            <text:p>23 March 1995 (aged 26)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Fenerbahçe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Cengiz Ünder</text:p>
          </table:table-cell>
          <table:table-cell office:value-type="string" table:style-name="ce2">
            <text:p>14 July 1997 (aged 23)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Leicester City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orukhan Toköz</text:p>
          </table:table-cell>
          <table:table-cell office:value-type="string" table:style-name="ce2">
            <text:p>21 May 1996 (aged 25)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eşiktaş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enan Karaman</text:p>
          </table:table-cell>
          <table:table-cell office:value-type="string" table:style-name="ce2">
            <text:p>5 March 1994 (aged 27)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ortuna Düsseldorf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Hakan Çalhanoğlu</text:p>
          </table:table-cell>
          <table:table-cell office:value-type="string" table:style-name="ce2">
            <text:p>8 February 1994 (aged 27)</text:p>
          </table:table-cell>
          <table:table-cell office:value-type="float" office:value="56" table:style-name="ce1">
            <text:p>5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Milan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Yusuf Yazıcı</text:p>
          </table:table-cell>
          <table:table-cell office:value-type="string" table:style-name="ce2">
            <text:p>29 January 1997 (aged 24)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Lille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ltay Bayındır</text:p>
          </table:table-cell>
          <table:table-cell office:value-type="string" table:style-name="ce2">
            <text:p>14 April 1998 (aged 23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enerbahçe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Umut Meraş</text:p>
          </table:table-cell>
          <table:table-cell office:value-type="string" table:style-name="ce2">
            <text:p>20 December 1995 (aged 25)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 Havre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aylan Antalyalı</text:p>
          </table:table-cell>
          <table:table-cell office:value-type="string" table:style-name="ce2">
            <text:p>8 January 1995 (aged 26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Galatasaray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Ozan Kabak</text:p>
          </table:table-cell>
          <table:table-cell office:value-type="string" table:style-name="ce2">
            <text:p>25 March 2000 (aged 21)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iverpool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Enes Ünal</text:p>
          </table:table-cell>
          <table:table-cell office:value-type="string" table:style-name="ce2">
            <text:p>10 May 1997 (aged 24)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Getafe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Burak Yılmaz (captain)</text:p>
          </table:table-cell>
          <table:table-cell office:value-type="string" table:style-name="ce2">
            <text:p>15 July 1985 (aged 35)</text:p>
          </table:table-cell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Lille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ıdvan Yılmaz</text:p>
          </table:table-cell>
          <table:table-cell office:value-type="string" table:style-name="ce2">
            <text:p>21 May 2001 (aged 20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eşiktaş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Orkun Kökçü</text:p>
          </table:table-cell>
          <table:table-cell office:value-type="string" table:style-name="ce2">
            <text:p>29 December 2000 (aged 20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eyenoord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bdülkadir Ömür</text:p>
          </table:table-cell>
          <table:table-cell office:value-type="string" table:style-name="ce2">
            <text:p>25 June 1999 (aged 21)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rabzonspor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İrfan Kahveci</text:p>
          </table:table-cell>
          <table:table-cell office:value-type="string" table:style-name="ce2">
            <text:p>15 July 1995 (aged 25)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enerbahçe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Kaan Ayhan</text:p>
          </table:table-cell>
          <table:table-cell office:value-type="string" table:style-name="ce2">
            <text:p>10 November 1994 (aged 26)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Sassuolo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Uğurcan Çakır</text:p>
          </table:table-cell>
          <table:table-cell office:value-type="string" table:style-name="ce2">
            <text:p>5 April 1996 (aged 25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rabzonspor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erem Aktürkoğlu</text:p>
          </table:table-cell>
          <table:table-cell office:value-type="string" table:style-name="ce2">
            <text:p>21 October 1998 (aged 22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Galatasaray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ert Müldür</text:p>
          </table:table-cell>
          <table:table-cell office:value-type="string" table:style-name="ce2">
            <text:p>3 April 1999 (aged 22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assuolo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Halil Dervişoğlu</text:p>
          </table:table-cell>
          <table:table-cell office:value-type="string" table:style-name="ce2">
            <text:p>8 December 1999 (aged 21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Galatasaray</text:p>
          </table:table-cell>
          <table:table-cell office:value-type="string" table:style-name="ce2">
            <text:p>Turkey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Switzerland_edit_" table:style-name="ta1">
        <table:table-column table:style-name="co1" table:default-cell-style-name="ce1"/>
        <table:table-column table:style-name="co2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Yann Sommer</text:p>
          </table:table-cell>
          <table:table-cell office:value-type="string" table:style-name="ce2">
            <text:p>17 December 1988 (aged 32)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Kevin Mbabu</text:p>
          </table:table-cell>
          <table:table-cell office:value-type="string" table:style-name="ce2">
            <text:p>19 April 1995 (aged 26)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fL Wolfsburg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Silvan Widmer</text:p>
          </table:table-cell>
          <table:table-cell office:value-type="string" table:style-name="ce2">
            <text:p>5 March 1993 (aged 28)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asel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Nico Elvedi</text:p>
          </table:table-cell>
          <table:table-cell office:value-type="string" table:style-name="ce2">
            <text:p>30 September 1996 (aged 24)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nuel Akanji</text:p>
          </table:table-cell>
          <table:table-cell office:value-type="string" table:style-name="ce2">
            <text:p>19 July 1995 (aged 25)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enis Zakaria</text:p>
          </table:table-cell>
          <table:table-cell office:value-type="string" table:style-name="ce2">
            <text:p>20 November 1996 (aged 24)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Breel Embolo</text:p>
          </table:table-cell>
          <table:table-cell office:value-type="string" table:style-name="ce2">
            <text:p>14 February 1997 (aged 24)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emo Freuler</text:p>
          </table:table-cell>
          <table:table-cell office:value-type="string" table:style-name="ce2">
            <text:p>15 April 1992 (aged 29)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Atalanta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Haris Seferovic</text:p>
          </table:table-cell>
          <table:table-cell office:value-type="string" table:style-name="ce2">
            <text:p>22 February 1992 (aged 29)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Benfica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Granit Xhaka (captain)</text:p>
          </table:table-cell>
          <table:table-cell office:value-type="string" table:style-name="ce2">
            <text:p>27 September 1992 (aged 28)</text:p>
          </table:table-cell>
          <table:table-cell office:value-type="float" office:value="94" table:style-name="ce1">
            <text:p>94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Arsenal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uben Vargas</text:p>
          </table:table-cell>
          <table:table-cell office:value-type="string" table:style-name="ce2">
            <text:p>5 August 1998 (aged 22)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FC Augsburg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Yvon Mvogo</text:p>
          </table:table-cell>
          <table:table-cell office:value-type="string" table:style-name="ce2">
            <text:p>6 June 1994 (aged 27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SV Eindhoven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icardo Rodriguez</text:p>
          </table:table-cell>
          <table:table-cell office:value-type="string" table:style-name="ce2">
            <text:p>25 August 1992 (aged 28)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teven Zuber</text:p>
          </table:table-cell>
          <table:table-cell office:value-type="string" table:style-name="ce2">
            <text:p>17 August 1991 (aged 29)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Eintracht Frankfurt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jibril Sow</text:p>
          </table:table-cell>
          <table:table-cell office:value-type="string" table:style-name="ce2">
            <text:p>6 February 1997 (aged 24)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tracht Frankfurt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Christian Fassnacht</text:p>
          </table:table-cell>
          <table:table-cell office:value-type="string" table:style-name="ce2">
            <text:p>11 November 1993 (aged 27)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Young Boys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oris Benito</text:p>
          </table:table-cell>
          <table:table-cell office:value-type="string" table:style-name="ce2">
            <text:p>7 January 1992 (aged 29)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ordeaux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dmir Mehmedi</text:p>
          </table:table-cell>
          <table:table-cell office:value-type="string" table:style-name="ce2">
            <text:p>16 March 1991 (aged 30)</text:p>
          </table:table-cell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VfL Wolfsburg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ario Gavranović</text:p>
          </table:table-cell>
          <table:table-cell office:value-type="string" table:style-name="ce2">
            <text:p>24 November 1989 (aged 31)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Dinamo Zagreb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Edimilson Fernandes</text:p>
          </table:table-cell>
          <table:table-cell office:value-type="string" table:style-name="ce2">
            <text:p>15 April 1996 (aged 25)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Mainz 05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Jonas Omlin (until 13 June)</text:p>
          </table:table-cell>
          <table:table-cell office:value-type="string" table:style-name="ce2">
            <text:p>10 January 1994 (aged 27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ontpellier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Gregor Kobel (from 13 June)</text:p>
          </table:table-cell>
          <table:table-cell office:value-type="string" table:style-name="ce2">
            <text:p>6 December 1997 (aged 23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fB Stuttgart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Fabian Schär</text:p>
          </table:table-cell>
          <table:table-cell office:value-type="string" table:style-name="ce2">
            <text:p>20 December 1991 (aged 29)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ewcastle United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Xherdan Shaqiri</text:p>
          </table:table-cell>
          <table:table-cell office:value-type="string" table:style-name="ce2">
            <text:p>10 October 1991 (aged 29)</text:p>
          </table:table-cell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Liverpool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Bećir Omeragić</text:p>
          </table:table-cell>
          <table:table-cell office:value-type="string" table:style-name="ce2">
            <text:p>20 January 2002 (aged 19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Zürich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Eray Cömert</text:p>
          </table:table-cell>
          <table:table-cell office:value-type="string" table:style-name="ce2">
            <text:p>4 February 1998 (aged 23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asel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rdan Lotomba</text:p>
          </table:table-cell>
          <table:table-cell office:value-type="string" table:style-name="ce2">
            <text:p>29 September 1998 (aged 22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ice</text:p>
          </table:table-cell>
          <table:table-cell office:value-type="string" table:style-name="ce2">
            <text:p>Switzerland</text:p>
          </table:table-cell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table table:name="Sweden_edit_" table:style-name="ta1">
        <table:table-column table:style-name="co1" table:default-cell-style-name="ce1"/>
        <table:table-column table:style-name="co2" table:default-cell-style-name="ce1"/>
        <table:table-column table:style-name="co1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6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Robin Olsen</text:p>
          </table:table-cell>
          <table:table-cell office:value-type="string" table:style-name="ce2">
            <text:p>8 January 1990 (aged 31)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verton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ikael Lustig</text:p>
          </table:table-cell>
          <table:table-cell office:value-type="string" table:style-name="ce2">
            <text:p>13 December 1986 (aged 34)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AIK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Victor Lindelöf</text:p>
          </table:table-cell>
          <table:table-cell office:value-type="string" table:style-name="ce2">
            <text:p>17 July 1994 (aged 26)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ndreas Granqvist (captain)</text:p>
          </table:table-cell>
          <table:table-cell office:value-type="string" table:style-name="ce2">
            <text:p>16 April 1985 (aged 36)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Helsingborgs IF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ierre Bengtsson</text:p>
          </table:table-cell>
          <table:table-cell office:value-type="string" table:style-name="ce2">
            <text:p>12 April 1988 (aged 33)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ejle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udwig Augustinsson</text:p>
          </table:table-cell>
          <table:table-cell office:value-type="string" table:style-name="ce2">
            <text:p>21 April 1994 (aged 27)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Werder Bremen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ebastian Larsson</text:p>
          </table:table-cell>
          <table:table-cell office:value-type="string" table:style-name="ce2">
            <text:p>6 June 1985 (aged 36)</text:p>
          </table:table-cell>
          <table:table-cell office:value-type="float" office:value="129" table:style-name="ce1">
            <text:p>129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AIK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lbin Ekdal</text:p>
          </table:table-cell>
          <table:table-cell office:value-type="string" table:style-name="ce2">
            <text:p>28 July 1989 (aged 31)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ampdoria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arcus Berg</text:p>
          </table:table-cell>
          <table:table-cell office:value-type="string" table:style-name="ce2">
            <text:p>17 August 1986 (aged 34)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Emil Forsberg</text:p>
          </table:table-cell>
          <table:table-cell office:value-type="string" table:style-name="ce2">
            <text:p>23 October 1991 (aged 29)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RB Leipzig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lexander Isak</text:p>
          </table:table-cell>
          <table:table-cell office:value-type="string" table:style-name="ce2">
            <text:p>21 September 1999 (aged 21)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Karl-Johan Johnsson</text:p>
          </table:table-cell>
          <table:table-cell office:value-type="string" table:style-name="ce2">
            <text:p>28 January 1990 (aged 31)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penhagen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Gustav Svensson</text:p>
          </table:table-cell>
          <table:table-cell office:value-type="string" table:style-name="ce2">
            <text:p>7 February 1987 (aged 34)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Guangzhou City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Filip Helander</text:p>
          </table:table-cell>
          <table:table-cell office:value-type="string" table:style-name="ce2">
            <text:p>22 April 1993 (aged 28)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angers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en Sema</text:p>
          </table:table-cell>
          <table:table-cell office:value-type="string" table:style-name="ce2">
            <text:p>30 September 1993 (aged 27)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atford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Emil Krafth</text:p>
          </table:table-cell>
          <table:table-cell office:value-type="string" table:style-name="ce2">
            <text:p>2 August 1994 (aged 26)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wcastle United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Viktor Claesson</text:p>
          </table:table-cell>
          <table:table-cell office:value-type="string" table:style-name="ce2">
            <text:p>2 January 1992 (aged 29)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ontus Jansson</text:p>
          </table:table-cell>
          <table:table-cell office:value-type="string" table:style-name="ce2">
            <text:p>13 February 1991 (aged 30)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rentford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ttias Svanberg</text:p>
          </table:table-cell>
          <table:table-cell office:value-type="string" table:style-name="ce2">
            <text:p>5 January 1999 (aged 22)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ologna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ristoffer Olsson</text:p>
          </table:table-cell>
          <table:table-cell office:value-type="string" table:style-name="ce2">
            <text:p>30 June 1995 (aged 25)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ejan Kulusevski</text:p>
          </table:table-cell>
          <table:table-cell office:value-type="string" table:style-name="ce2">
            <text:p>25 April 2000 (aged 21)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obin Quaison</text:p>
          </table:table-cell>
          <table:table-cell office:value-type="string" table:style-name="ce2">
            <text:p>9 October 1993 (aged 27)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Mainz 05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Kristoffer Nordfeldt</text:p>
          </table:table-cell>
          <table:table-cell office:value-type="string" table:style-name="ce2">
            <text:p>23 June 1989 (aged 31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Gençlerbirliği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rcus Danielson</text:p>
          </table:table-cell>
          <table:table-cell office:value-type="string" table:style-name="ce2">
            <text:p>8 April 1989 (aged 32)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Dalian Professional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Jordan Larsson</text:p>
          </table:table-cell>
          <table:table-cell office:value-type="string" table:style-name="ce2">
            <text:p>20 June 1997 (aged 23)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partak Moscow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ens Cajuste</text:p>
          </table:table-cell>
          <table:table-cell office:value-type="string" table:style-name="ce2">
            <text:p>10 August 1999 (aged 21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idtjylland</text:p>
          </table:table-cell>
          <table:table-cell office:value-type="string" table:style-name="ce2">
            <text:p>Sweden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Spain_edit_" table:style-name="ta1">
        <table:table-column table:style-name="co1" table:default-cell-style-name="ce1"/>
        <table:table-column table:style-name="co2" table:default-cell-style-name="ce1"/>
        <table:table-column table:style-name="co17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18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David de Gea</text:p>
          </table:table-cell>
          <table:table-cell office:value-type="string" table:style-name="ce2">
            <text:p>7 November 1990 (aged 30)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ésar Azpilicueta</text:p>
          </table:table-cell>
          <table:table-cell office:value-type="string" table:style-name="ce2">
            <text:p>28 August 1989 (aged 31)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ego Llorente</text:p>
          </table:table-cell>
          <table:table-cell office:value-type="string" table:style-name="ce2">
            <text:p>16 August 1993 (aged 27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eds United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au Torres</text:p>
          </table:table-cell>
          <table:table-cell office:value-type="string" table:style-name="ce2">
            <text:p>16 January 1997 (aged 24)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Villarreal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ergio Busquets (captain)</text:p>
          </table:table-cell>
          <table:table-cell office:value-type="string" table:style-name="ce2">
            <text:p>16 July 1988 (aged 32)</text:p>
          </table:table-cell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rcos Llorente</text:p>
          </table:table-cell>
          <table:table-cell office:value-type="string" table:style-name="ce2">
            <text:p>30 January 1995 (aged 26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tlético Madrid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Álvaro Morata</text:p>
          </table:table-cell>
          <table:table-cell office:value-type="string" table:style-name="ce2">
            <text:p>23 October 1992 (aged 28)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oke</text:p>
          </table:table-cell>
          <table:table-cell office:value-type="string" table:style-name="ce2">
            <text:p>8 January 1992 (aged 29)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tlético Madrid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Gerard Moreno</text:p>
          </table:table-cell>
          <table:table-cell office:value-type="string" table:style-name="ce2">
            <text:p>7 April 1992 (aged 29)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Villarreal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hiago</text:p>
          </table:table-cell>
          <table:table-cell office:value-type="string" table:style-name="ce2">
            <text:p>11 April 1991 (aged 30)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iverpool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Ferran Torres</text:p>
          </table:table-cell>
          <table:table-cell office:value-type="string" table:style-name="ce2">
            <text:p>29 February 2000 (aged 21)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Eric García</text:p>
          </table:table-cell>
          <table:table-cell office:value-type="string" table:style-name="ce2">
            <text:p>9 January 2001 (aged 20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Robert Sánchez</text:p>
          </table:table-cell>
          <table:table-cell office:value-type="string" table:style-name="ce2">
            <text:p>18 November 1997 (aged 23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righton &amp; Hove Albion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sé Gayà</text:p>
          </table:table-cell>
          <table:table-cell office:value-type="string" table:style-name="ce2">
            <text:p>25 May 1995 (aged 26)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Valencia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odri</text:p>
          </table:table-cell>
          <table:table-cell office:value-type="string" table:style-name="ce2">
            <text:p>22 June 1996 (aged 24)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Fabián Ruiz</text:p>
          </table:table-cell>
          <table:table-cell office:value-type="string" table:style-name="ce2">
            <text:p>3 April 1996 (aged 25)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rdi Alba</text:p>
          </table:table-cell>
          <table:table-cell office:value-type="string" table:style-name="ce2">
            <text:p>21 March 1989 (aged 32)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ni Olmo</text:p>
          </table:table-cell>
          <table:table-cell office:value-type="string" table:style-name="ce2">
            <text:p>7 May 1998 (aged 23)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RB Leipzig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dama Traoré</text:p>
          </table:table-cell>
          <table:table-cell office:value-type="string" table:style-name="ce2">
            <text:p>25 January 1996 (aged 25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olverhampton Wanderers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ikel Oyarzabal</text:p>
          </table:table-cell>
          <table:table-cell office:value-type="string" table:style-name="ce2">
            <text:p>21 April 1997 (aged 24)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Real Sociedad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ablo Sarabia</text:p>
          </table:table-cell>
          <table:table-cell office:value-type="string" table:style-name="ce2">
            <text:p>11 May 1992 (aged 29)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Paris Saint-Germain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Unai Simón</text:p>
          </table:table-cell>
          <table:table-cell office:value-type="string" table:style-name="ce2">
            <text:p>11 June 1997 (aged 24)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thletic Bilbao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ymeric Laporte</text:p>
          </table:table-cell>
          <table:table-cell office:value-type="string" table:style-name="ce2">
            <text:p>27 May 1994 (aged 27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Pedri</text:p>
          </table:table-cell>
          <table:table-cell office:value-type="string" table:style-name="ce2">
            <text:p>25 November 2002 (aged 18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Spain</text:p>
          </table:table-cell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  <table:table table:name="Slovakia_edit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9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Martin Dúbravka</text:p>
          </table:table-cell>
          <table:table-cell office:value-type="string" table:style-name="ce2">
            <text:p>15 January 1989 (aged 32)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ewcastle United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eter Pekarík</text:p>
          </table:table-cell>
          <table:table-cell office:value-type="string" table:style-name="ce2">
            <text:p>30 October 1986 (aged 34)</text:p>
          </table:table-cell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Hertha BSC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enis Vavro</text:p>
          </table:table-cell>
          <table:table-cell office:value-type="string" table:style-name="ce2">
            <text:p>10 April 1996 (aged 25)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Huesca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rtin Valjent</text:p>
          </table:table-cell>
          <table:table-cell office:value-type="string" table:style-name="ce2">
            <text:p>11 December 1995 (aged 25)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llorca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Ľubomír Šatka</text:p>
          </table:table-cell>
          <table:table-cell office:value-type="string" table:style-name="ce2">
            <text:p>2 December 1995 (aged 25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ch Poznań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án Greguš</text:p>
          </table:table-cell>
          <table:table-cell office:value-type="string" table:style-name="ce2">
            <text:p>29 January 1991 (aged 30)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Minnesota United FC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Vladimír Weiss</text:p>
          </table:table-cell>
          <table:table-cell office:value-type="string" table:style-name="ce2">
            <text:p>30 November 1989 (aged 31)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Slovan Bratislava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Ondrej Duda</text:p>
          </table:table-cell>
          <table:table-cell office:value-type="string" table:style-name="ce2">
            <text:p>5 December 1994 (aged 26)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. FC Köln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Róbert Boženík</text:p>
          </table:table-cell>
          <table:table-cell office:value-type="string" table:style-name="ce2">
            <text:p>18 November 1999 (aged 21)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eyenoord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omáš Suslov</text:p>
          </table:table-cell>
          <table:table-cell office:value-type="string" table:style-name="ce2">
            <text:p>7 June 2002 (aged 19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Groningen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ászló Bénes</text:p>
          </table:table-cell>
          <table:table-cell office:value-type="string" table:style-name="ce2">
            <text:p>9 September 1997 (aged 23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FC Augsburg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Dušan Kuciak</text:p>
          </table:table-cell>
          <table:table-cell office:value-type="string" table:style-name="ce2">
            <text:p>21 May 1985 (aged 36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chia Gdańsk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atrik Hrošovský</text:p>
          </table:table-cell>
          <table:table-cell office:value-type="string" table:style-name="ce2">
            <text:p>22 April 1992 (aged 29)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Genk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ilan Škriniar</text:p>
          </table:table-cell>
          <table:table-cell office:value-type="string" table:style-name="ce2">
            <text:p>11 February 1995 (aged 26)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Internazionale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omáš Hubočan</text:p>
          </table:table-cell>
          <table:table-cell office:value-type="string" table:style-name="ce2">
            <text:p>17 September 1985 (aged 35)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Omonia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ávid Hancko</text:p>
          </table:table-cell>
          <table:table-cell office:value-type="string" table:style-name="ce2">
            <text:p>13 December 1997 (aged 23)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parta Prague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rek Hamšík (captain)</text:p>
          </table:table-cell>
          <table:table-cell office:value-type="string" table:style-name="ce2">
            <text:p>27 July 1987 (aged 33)</text:p>
          </table:table-cell>
          <table:table-cell office:value-type="float" office:value="126" table:style-name="ce1">
            <text:p>126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IFK Göteborg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ukáš Haraslín</text:p>
          </table:table-cell>
          <table:table-cell office:value-type="string" table:style-name="ce2">
            <text:p>26 May 1996 (aged 25)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assuolo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uraj Kucka</text:p>
          </table:table-cell>
          <table:table-cell office:value-type="string" table:style-name="ce2">
            <text:p>26 February 1987 (aged 34)</text:p>
          </table:table-cell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Parma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Róbert Mak</text:p>
          </table:table-cell>
          <table:table-cell office:value-type="string" table:style-name="ce2">
            <text:p>8 March 1991 (aged 30)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Ferencváros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ichal Ďuriš</text:p>
          </table:table-cell>
          <table:table-cell office:value-type="string" table:style-name="ce2">
            <text:p>1 June 1988 (aged 33)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Omonia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tanislav Lobotka</text:p>
          </table:table-cell>
          <table:table-cell office:value-type="string" table:style-name="ce2">
            <text:p>25 November 1994 (aged 26)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Marek Rodák</text:p>
          </table:table-cell>
          <table:table-cell office:value-type="string" table:style-name="ce2">
            <text:p>13 December 1996 (aged 24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ulham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rtin Koscelník</text:p>
          </table:table-cell>
          <table:table-cell office:value-type="string" table:style-name="ce2">
            <text:p>2 March 1995 (aged 26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lovan Liberec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akub Hromada</text:p>
          </table:table-cell>
          <table:table-cell office:value-type="string" table:style-name="ce2">
            <text:p>25 May 1996 (aged 25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lavia Prague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Ivan Schranz</text:p>
          </table:table-cell>
          <table:table-cell office:value-type="string" table:style-name="ce2">
            <text:p>13 September 1993 (aged 27)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Jablonec</text:p>
          </table:table-cell>
          <table:table-cell office:value-type="string" table:style-name="ce2">
            <text:p>Slovakia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Scotland_edit_" table:style-name="ta1">
        <table:table-column table:style-name="co1" table:default-cell-style-name="ce1"/>
        <table:table-column table:style-name="co2" table:default-cell-style-name="ce1"/>
        <table:table-column table:style-name="co14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19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David Marshall</text:p>
          </table:table-cell>
          <table:table-cell office:value-type="string" table:style-name="ce2">
            <text:p>5 March 1985 (aged 36)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rby County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Stephen O'Donnell</text:p>
          </table:table-cell>
          <table:table-cell office:value-type="string" table:style-name="ce2">
            <text:p>11 May 1992 (aged 29)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otherwell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ndrew Robertson (captain)</text:p>
          </table:table-cell>
          <table:table-cell office:value-type="string" table:style-name="ce2">
            <text:p>11 March 1994 (aged 27)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Liverpool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cott McTominay</text:p>
          </table:table-cell>
          <table:table-cell office:value-type="string" table:style-name="ce2">
            <text:p>8 December 1996 (aged 24)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Grant Hanley</text:p>
          </table:table-cell>
          <table:table-cell office:value-type="string" table:style-name="ce2">
            <text:p>20 November 1991 (aged 29)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Norwich City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Kieran Tierney</text:p>
          </table:table-cell>
          <table:table-cell office:value-type="string" table:style-name="ce2">
            <text:p>5 June 1997 (aged 24)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rsenal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hn McGinn</text:p>
          </table:table-cell>
          <table:table-cell office:value-type="string" table:style-name="ce2">
            <text:p>18 October 1994 (aged 26)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Aston Villa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Callum McGregor</text:p>
          </table:table-cell>
          <table:table-cell office:value-type="string" table:style-name="ce2">
            <text:p>14 June 1993 (aged 27)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eltic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Lyndon Dykes</text:p>
          </table:table-cell>
          <table:table-cell office:value-type="string" table:style-name="ce2">
            <text:p>7 October 1995 (aged 25)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Queens Park Rangers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Ché Adams</text:p>
          </table:table-cell>
          <table:table-cell office:value-type="string" table:style-name="ce2">
            <text:p>13 July 1996 (aged 24)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outhampton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yan Christie</text:p>
          </table:table-cell>
          <table:table-cell office:value-type="string" table:style-name="ce2">
            <text:p>22 February 1995 (aged 26)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eltic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Craig Gordon</text:p>
          </table:table-cell>
          <table:table-cell office:value-type="string" table:style-name="ce2">
            <text:p>31 December 1982 (aged 38)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Heart of Midlothian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Greg Taylor</text:p>
          </table:table-cell>
          <table:table-cell office:value-type="string" table:style-name="ce2">
            <text:p>5 November 1997 (aged 23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eltic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hn Fleck</text:p>
          </table:table-cell>
          <table:table-cell office:value-type="string" table:style-name="ce2">
            <text:p>24 August 1991 (aged 29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heffield United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eclan Gallagher</text:p>
          </table:table-cell>
          <table:table-cell office:value-type="string" table:style-name="ce2">
            <text:p>13 February 1991 (aged 30)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otherwell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iam Cooper</text:p>
          </table:table-cell>
          <table:table-cell office:value-type="string" table:style-name="ce2">
            <text:p>30 August 1991 (aged 29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eds United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tuart Armstrong</text:p>
          </table:table-cell>
          <table:table-cell office:value-type="string" table:style-name="ce2">
            <text:p>30 March 1992 (aged 29)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outhampton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vid Turnbull</text:p>
          </table:table-cell>
          <table:table-cell office:value-type="string" table:style-name="ce2">
            <text:p>10 July 1999 (aged 21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eltic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evin Nisbet</text:p>
          </table:table-cell>
          <table:table-cell office:value-type="string" table:style-name="ce2">
            <text:p>8 March 1997 (aged 24)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Hibernian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yan Fraser</text:p>
          </table:table-cell>
          <table:table-cell office:value-type="string" table:style-name="ce2">
            <text:p>24 February 1994 (aged 27)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Newcastle United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Jon McLaughlin</text:p>
          </table:table-cell>
          <table:table-cell office:value-type="string" table:style-name="ce2">
            <text:p>9 September 1987 (aged 33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angers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Nathan Patterson</text:p>
          </table:table-cell>
          <table:table-cell office:value-type="string" table:style-name="ce2">
            <text:p>16 October 2001 (aged 19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angers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Billy Gilmour</text:p>
          </table:table-cell>
          <table:table-cell office:value-type="string" table:style-name="ce2">
            <text:p>11 June 2001 (aged 20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ack Hendry</text:p>
          </table:table-cell>
          <table:table-cell office:value-type="string" table:style-name="ce2">
            <text:p>7 May 1995 (aged 26)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Oostende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ames Forrest</text:p>
          </table:table-cell>
          <table:table-cell office:value-type="string" table:style-name="ce2">
            <text:p>7 July 1991 (aged 29)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eltic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Scott McKenna</text:p>
          </table:table-cell>
          <table:table-cell office:value-type="string" table:style-name="ce2">
            <text:p>12 November 1996 (aged 24)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ottingham Forest</text:p>
          </table:table-cell>
          <table:table-cell office:value-type="string" table:style-name="ce2">
            <text:p>Scotland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Russia_edit_" table:style-name="ta1">
        <table:table-column table:style-name="co1" table:default-cell-style-name="ce1"/>
        <table:table-column table:style-name="co2" table:default-cell-style-name="ce1"/>
        <table:table-column table:style-name="co20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1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nton Shunin</text:p>
          </table:table-cell>
          <table:table-cell office:value-type="string" table:style-name="ce2">
            <text:p>27 January 1987 (aged 34)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ário Fernandes</text:p>
          </table:table-cell>
          <table:table-cell office:value-type="string" table:style-name="ce2">
            <text:p>19 September 1990 (aged 30)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SKA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Igor Diveyev</text:p>
          </table:table-cell>
          <table:table-cell office:value-type="string" table:style-name="ce2">
            <text:p>27 September 1999 (aged 21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SKA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Vyacheslav Karavayev</text:p>
          </table:table-cell>
          <table:table-cell office:value-type="string" table:style-name="ce2">
            <text:p>20 May 1995 (aged 26)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Zenit Saint Petersburg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ndrei Semyonov</text:p>
          </table:table-cell>
          <table:table-cell office:value-type="string" table:style-name="ce2">
            <text:p>24 March 1989 (aged 32)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khmat Grozny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enis Cheryshev</text:p>
          </table:table-cell>
          <table:table-cell office:value-type="string" table:style-name="ce2">
            <text:p>26 December 1990 (aged 30)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Valencia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gomed Ozdoyev</text:p>
          </table:table-cell>
          <table:table-cell office:value-type="string" table:style-name="ce2">
            <text:p>5 November 1992 (aged 28)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Zenit Saint Petersburg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mitri Barinov</text:p>
          </table:table-cell>
          <table:table-cell office:value-type="string" table:style-name="ce2">
            <text:p>11 September 1996 (aged 24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okomotiv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leksandr Sobolev</text:p>
          </table:table-cell>
          <table:table-cell office:value-type="string" table:style-name="ce2">
            <text:p>7 March 1997 (aged 24)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partak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ton Zabolotny</text:p>
          </table:table-cell>
          <table:table-cell office:value-type="string" table:style-name="ce2">
            <text:p>13 June 1991 (aged 29)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ochi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oman Zobnin</text:p>
          </table:table-cell>
          <table:table-cell office:value-type="string" table:style-name="ce2">
            <text:p>11 February 1994 (aged 27)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partak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Yury Dyupin</text:p>
          </table:table-cell>
          <table:table-cell office:value-type="string" table:style-name="ce2">
            <text:p>17 March 1988 (aged 33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ubin Kazan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Fyodor Kudryashov</text:p>
          </table:table-cell>
          <table:table-cell office:value-type="string" table:style-name="ce2">
            <text:p>5 April 1987 (aged 34)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ntalyaspor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Georgi Dzhikiya</text:p>
          </table:table-cell>
          <table:table-cell office:value-type="string" table:style-name="ce2">
            <text:p>21 November 1993 (aged 27)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partak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leksei Miranchuk</text:p>
          </table:table-cell>
          <table:table-cell office:value-type="string" table:style-name="ce2">
            <text:p>17 October 1995 (aged 25)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Atalanta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Matvei Safonov</text:p>
          </table:table-cell>
          <table:table-cell office:value-type="string" table:style-name="ce2">
            <text:p>25 February 1999 (aged 22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leksandr Golovin</text:p>
          </table:table-cell>
          <table:table-cell office:value-type="string" table:style-name="ce2">
            <text:p>30 May 1996 (aged 25)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Monaco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Yuri Zhirkov</text:p>
          </table:table-cell>
          <table:table-cell office:value-type="string" table:style-name="ce2">
            <text:p>20 August 1983 (aged 37)</text:p>
          </table:table-cell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Zenit Saint Petersburg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ifat Zhemaletdinov</text:p>
          </table:table-cell>
          <table:table-cell office:value-type="string" table:style-name="ce2">
            <text:p>20 September 1996 (aged 24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okomotiv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leksei Ionov</text:p>
          </table:table-cell>
          <table:table-cell office:value-type="string" table:style-name="ce2">
            <text:p>18 February 1989 (aged 32)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Krasnodar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niil Fomin</text:p>
          </table:table-cell>
          <table:table-cell office:value-type="string" table:style-name="ce2">
            <text:p>2 March 1997 (aged 24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rtem Dzyuba (captain)</text:p>
          </table:table-cell>
          <table:table-cell office:value-type="string" table:style-name="ce2">
            <text:p>22 August 1988 (aged 32)</text:p>
          </table:table-cell>
          <table:table-cell office:value-type="float" office:value="52" table:style-name="ce1">
            <text:p>52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Zenit Saint Petersburg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ler Kuzyayev</text:p>
          </table:table-cell>
          <table:table-cell office:value-type="string" table:style-name="ce2">
            <text:p>15 January 1993 (aged 28)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Zenit Saint Petersburg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oman Yevgenyev</text:p>
          </table:table-cell>
          <table:table-cell office:value-type="string" table:style-name="ce2">
            <text:p>23 February 1999 (aged 22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enis Makarov</text:p>
          </table:table-cell>
          <table:table-cell office:value-type="string" table:style-name="ce2">
            <text:p>18 February 1998 (aged 23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ubin Kazan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ksim Mukhin</text:p>
          </table:table-cell>
          <table:table-cell office:value-type="string" table:style-name="ce2">
            <text:p>4 November 2001 (aged 19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okomotiv Moscow</text:p>
          </table:table-cell>
          <table:table-cell office:value-type="string" table:style-name="ce2">
            <text:p>Russia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Portugal_edit_" table:style-name="ta1">
        <table:table-column table:style-name="co1" table:default-cell-style-name="ce1"/>
        <table:table-column table:style-name="co2" table:default-cell-style-name="ce1"/>
        <table:table-column table:style-name="co22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18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Rui Patrício</text:p>
          </table:table-cell>
          <table:table-cell office:value-type="string" table:style-name="ce2">
            <text:p>15 February 1988 (aged 33)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olverhampton Wanderers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Nélson Semedo</text:p>
          </table:table-cell>
          <table:table-cell office:value-type="string" table:style-name="ce2">
            <text:p>16 November 1993 (aged 27)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olverhampton Wanderers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epe</text:p>
          </table:table-cell>
          <table:table-cell office:value-type="string" table:style-name="ce2">
            <text:p>26 February 1983 (aged 38)</text:p>
          </table:table-cell>
          <table:table-cell office:value-type="float" office:value="115" table:style-name="ce1">
            <text:p>115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Porto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úben Dias</text:p>
          </table:table-cell>
          <table:table-cell office:value-type="string" table:style-name="ce2">
            <text:p>14 May 1997 (aged 24)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aphaël Guerreiro</text:p>
          </table:table-cell>
          <table:table-cell office:value-type="string" table:style-name="ce2">
            <text:p>22 December 1993 (aged 27)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sé Fonte</text:p>
          </table:table-cell>
          <table:table-cell office:value-type="string" table:style-name="ce2">
            <text:p>22 December 1983 (aged 37)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ille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Cristiano Ronaldo (captain)</text:p>
          </table:table-cell>
          <table:table-cell office:value-type="string" table:style-name="ce2">
            <text:p>5 February 1985 (aged 36)</text:p>
          </table:table-cell>
          <table:table-cell office:value-type="float" office:value="175" table:style-name="ce1">
            <text:p>175</text:p>
          </table:table-cell>
          <table:table-cell office:value-type="float" office:value="104" table:style-name="ce1">
            <text:p>104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ão Moutinho</text:p>
          </table:table-cell>
          <table:table-cell office:value-type="string" table:style-name="ce2">
            <text:p>8 September 1986 (aged 34)</text:p>
          </table:table-cell>
          <table:table-cell office:value-type="float" office:value="131" table:style-name="ce1">
            <text:p>131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Wolverhampton Wanderers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dré Silva</text:p>
          </table:table-cell>
          <table:table-cell office:value-type="string" table:style-name="ce2">
            <text:p>6 November 1995 (aged 25)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Eintracht Frankfurt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Bernardo Silva</text:p>
          </table:table-cell>
          <table:table-cell office:value-type="string" table:style-name="ce2">
            <text:p>10 August 1994 (aged 26)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Bruno Fernandes</text:p>
          </table:table-cell>
          <table:table-cell office:value-type="string" table:style-name="ce2">
            <text:p>8 September 1994 (aged 26)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nthony Lopes</text:p>
          </table:table-cell>
          <table:table-cell office:value-type="string" table:style-name="ce2">
            <text:p>1 October 1990 (aged 30)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yon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nilo Pereira</text:p>
          </table:table-cell>
          <table:table-cell office:value-type="string" table:style-name="ce2">
            <text:p>9 September 1991 (aged 29)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Paris Saint-Germain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William Carvalho</text:p>
          </table:table-cell>
          <table:table-cell office:value-type="string" table:style-name="ce2">
            <text:p>7 April 1992 (aged 29)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Real Betis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Rafa Silva</text:p>
          </table:table-cell>
          <table:table-cell office:value-type="string" table:style-name="ce2">
            <text:p>17 May 1993 (aged 28)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enfica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enato Sanches</text:p>
          </table:table-cell>
          <table:table-cell office:value-type="string" table:style-name="ce2">
            <text:p>18 August 1997 (aged 23)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ille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Gonçalo Guedes</text:p>
          </table:table-cell>
          <table:table-cell office:value-type="string" table:style-name="ce2">
            <text:p>29 November 1996 (aged 24)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Valencia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úben Neves</text:p>
          </table:table-cell>
          <table:table-cell office:value-type="string" table:style-name="ce2">
            <text:p>13 March 1997 (aged 24)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olverhampton Wanderers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edro Gonçalves</text:p>
          </table:table-cell>
          <table:table-cell office:value-type="string" table:style-name="ce2">
            <text:p>28 June 1998 (aged 22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porting CP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iogo Dalot</text:p>
          </table:table-cell>
          <table:table-cell office:value-type="string" table:style-name="ce2">
            <text:p>18 March 1999 (aged 22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ilan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Diogo Jota</text:p>
          </table:table-cell>
          <table:table-cell office:value-type="string" table:style-name="ce2">
            <text:p>4 December 1996 (aged 24)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Liverpool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Rui Silva</text:p>
          </table:table-cell>
          <table:table-cell office:value-type="string" table:style-name="ce2">
            <text:p>7 February 1994 (aged 27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Granada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João Félix</text:p>
          </table:table-cell>
          <table:table-cell office:value-type="string" table:style-name="ce2">
            <text:p>10 November 1999 (aged 21)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Atlético Madrid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érgio Oliveira</text:p>
          </table:table-cell>
          <table:table-cell office:value-type="string" table:style-name="ce2">
            <text:p>2 June 1992 (aged 29)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orto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Nuno Mendes</text:p>
          </table:table-cell>
          <table:table-cell office:value-type="string" table:style-name="ce2">
            <text:p>19 June 2002 (aged 18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porting CP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ão Palhinha</text:p>
          </table:table-cell>
          <table:table-cell office:value-type="string" table:style-name="ce2">
            <text:p>9 July 1995 (aged 25)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porting CP</text:p>
          </table:table-cell>
          <table:table-cell office:value-type="string" table:style-name="ce2">
            <text:p>Portugal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Poland_edit_" table:style-name="ta1">
        <table:table-column table:style-name="co1" table:default-cell-style-name="ce1"/>
        <table:table-column table:style-name="co2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6" table:default-cell-style-name="ce1"/>
        <table:table-column table:style-name="co20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Wojciech Szczęsny</text:p>
          </table:table-cell>
          <table:table-cell office:value-type="string" table:style-name="ce2">
            <text:p>18 April 1990 (aged 31)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Kamil Piątkowski</text:p>
          </table:table-cell>
          <table:table-cell office:value-type="string" table:style-name="ce2">
            <text:p>21 June 2000 (aged 20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aków Częstochowa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aweł Dawidowicz</text:p>
          </table:table-cell>
          <table:table-cell office:value-type="string" table:style-name="ce2">
            <text:p>20 May 1995 (aged 26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Hellas Verona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omasz Kędziora</text:p>
          </table:table-cell>
          <table:table-cell office:value-type="string" table:style-name="ce2">
            <text:p>11 June 1994 (aged 27)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ynamo Kyiv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an Bednarek</text:p>
          </table:table-cell>
          <table:table-cell office:value-type="string" table:style-name="ce2">
            <text:p>12 April 1996 (aged 25)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outhampton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acper Kozłowski</text:p>
          </table:table-cell>
          <table:table-cell office:value-type="string" table:style-name="ce2">
            <text:p>16 October 2003 (aged 17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ogoń Szczecin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arol Linetty</text:p>
          </table:table-cell>
          <table:table-cell office:value-type="string" table:style-name="ce2">
            <text:p>2 February 1995 (aged 26)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Robert Lewandowski (captain)</text:p>
          </table:table-cell>
          <table:table-cell office:value-type="string" table:style-name="ce2">
            <text:p>21 August 1988 (aged 32)</text:p>
          </table:table-cell>
          <table:table-cell office:value-type="float" office:value="119" table:style-name="ce1">
            <text:p>119</text:p>
          </table:table-cell>
          <table:table-cell office:value-type="float" office:value="66" table:style-name="ce1">
            <text:p>66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Grzegorz Krychowiak</text:p>
          </table:table-cell>
          <table:table-cell office:value-type="string" table:style-name="ce2">
            <text:p>29 January 1990 (aged 31)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Lokomotiv Moscow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arol Świderski</text:p>
          </table:table-cell>
          <table:table-cell office:value-type="string" table:style-name="ce2">
            <text:p>23 January 1997 (aged 24)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PAOK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Łukasz Skorupski</text:p>
          </table:table-cell>
          <table:table-cell office:value-type="string" table:style-name="ce2">
            <text:p>5 May 1991 (aged 30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ologna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ciej Rybus</text:p>
          </table:table-cell>
          <table:table-cell office:value-type="string" table:style-name="ce2">
            <text:p>19 August 1989 (aged 31)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okomotiv Moscow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teusz Klich</text:p>
          </table:table-cell>
          <table:table-cell office:value-type="string" table:style-name="ce2">
            <text:p>13 June 1990 (aged 30)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eeds United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Kamil Glik</text:p>
          </table:table-cell>
          <table:table-cell office:value-type="string" table:style-name="ce2">
            <text:p>3 February 1988 (aged 33)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Benevento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akub Moder</text:p>
          </table:table-cell>
          <table:table-cell office:value-type="string" table:style-name="ce2">
            <text:p>7 April 1999 (aged 22)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righton &amp; Hove Albion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rzemysław Płacheta</text:p>
          </table:table-cell>
          <table:table-cell office:value-type="string" table:style-name="ce2">
            <text:p>23 March 1998 (aged 23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orwich City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Bartosz Bereszyński</text:p>
          </table:table-cell>
          <table:table-cell office:value-type="string" table:style-name="ce2">
            <text:p>12 July 1992 (aged 28)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ampdoria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rzemysław Frankowski</text:p>
          </table:table-cell>
          <table:table-cell office:value-type="string" table:style-name="ce2">
            <text:p>12 April 1995 (aged 26)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hicago Fire FC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iotr Zieliński</text:p>
          </table:table-cell>
          <table:table-cell office:value-type="string" table:style-name="ce2">
            <text:p>20 May 1994 (aged 27)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amil Jóźwiak</text:p>
          </table:table-cell>
          <table:table-cell office:value-type="string" table:style-name="ce2">
            <text:p>22 April 1998 (aged 23)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Derby County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Łukasz Fabiański</text:p>
          </table:table-cell>
          <table:table-cell office:value-type="string" table:style-name="ce2">
            <text:p>18 April 1985 (aged 36)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st Ham United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Dawid Kownacki</text:p>
          </table:table-cell>
          <table:table-cell office:value-type="string" table:style-name="ce2">
            <text:p>14 March 1997 (aged 24)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Fortuna Düsseldorf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Jakub Świerczok</text:p>
          </table:table-cell>
          <table:table-cell office:value-type="string" table:style-name="ce2">
            <text:p>28 December 1992 (aged 28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Piast Gliwice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ichał Helik</text:p>
          </table:table-cell>
          <table:table-cell office:value-type="string" table:style-name="ce2">
            <text:p>9 September 1995 (aged 25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arnsley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ymoteusz Puchacz</text:p>
          </table:table-cell>
          <table:table-cell office:value-type="string" table:style-name="ce2">
            <text:p>23 January 1999 (aged 22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ch Poznań</text:p>
          </table:table-cell>
          <table:table-cell office:value-type="string" table:style-name="ce2">
            <text:p>Poland</text:p>
          </table:table-cell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Netherlands_edit_" table:style-name="ta1">
        <table:table-column table:style-name="co1" table:default-cell-style-name="ce1"/>
        <table:table-column table:style-name="co2" table:default-cell-style-name="ce1"/>
        <table:table-column table:style-name="co2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0" table:default-cell-style-name="ce1"/>
        <table:table-column table:style-name="co25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Maarten Stekelenburg</text:p>
          </table:table-cell>
          <table:table-cell office:value-type="string" table:style-name="ce2">
            <text:p>22 September 1982 (aged 38)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jax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ël Veltman</text:p>
          </table:table-cell>
          <table:table-cell office:value-type="string" table:style-name="ce2">
            <text:p>15 January 1992 (aged 29)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righton &amp; Hove Albion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tthijs de Ligt</text:p>
          </table:table-cell>
          <table:table-cell office:value-type="string" table:style-name="ce2">
            <text:p>12 August 1999 (aged 21)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Nathan Aké</text:p>
          </table:table-cell>
          <table:table-cell office:value-type="string" table:style-name="ce2">
            <text:p>18 February 1995 (aged 26)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Owen Wijndal</text:p>
          </table:table-cell>
          <table:table-cell office:value-type="string" table:style-name="ce2">
            <text:p>28 November 1999 (aged 21)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Stefan de Vrij</text:p>
          </table:table-cell>
          <table:table-cell office:value-type="string" table:style-name="ce2">
            <text:p>5 February 1992 (aged 29)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Internazionale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Steven Berghuis</text:p>
          </table:table-cell>
          <table:table-cell office:value-type="string" table:style-name="ce2">
            <text:p>19 December 1991 (aged 29)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Feyenoord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Georginio Wijnaldum (captain)</text:p>
          </table:table-cell>
          <table:table-cell office:value-type="string" table:style-name="ce2">
            <text:p>11 November 1990 (aged 30)</text:p>
          </table:table-cell>
          <table:table-cell office:value-type="float" office:value="75" table:style-name="ce1">
            <text:p>75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Liverpool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Luuk de Jong</text:p>
          </table:table-cell>
          <table:table-cell office:value-type="string" table:style-name="ce2">
            <text:p>27 August 1990 (aged 30)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emphis Depay</text:p>
          </table:table-cell>
          <table:table-cell office:value-type="string" table:style-name="ce2">
            <text:p>13 February 1994 (aged 27)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Lyon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Quincy Promes</text:p>
          </table:table-cell>
          <table:table-cell office:value-type="string" table:style-name="ce2">
            <text:p>4 January 1992 (aged 29)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Spartak Moscow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atrick van Aanholt</text:p>
          </table:table-cell>
          <table:table-cell office:value-type="string" table:style-name="ce2">
            <text:p>29 August 1990 (aged 30)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rystal Palace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Tim Krul</text:p>
          </table:table-cell>
          <table:table-cell office:value-type="string" table:style-name="ce2">
            <text:p>3 April 1988 (aged 33)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orwich City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vy Klaassen</text:p>
          </table:table-cell>
          <table:table-cell office:value-type="string" table:style-name="ce2">
            <text:p>21 February 1993 (aged 28)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Ajax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rten de Roon</text:p>
          </table:table-cell>
          <table:table-cell office:value-type="string" table:style-name="ce2">
            <text:p>29 March 1991 (aged 30)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talanta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yan Gravenberch</text:p>
          </table:table-cell>
          <table:table-cell office:value-type="string" table:style-name="ce2">
            <text:p>16 May 2002 (aged 19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jax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aley Blind</text:p>
          </table:table-cell>
          <table:table-cell office:value-type="string" table:style-name="ce2">
            <text:p>9 March 1990 (aged 31)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Ajax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Donyell Malen</text:p>
          </table:table-cell>
          <table:table-cell office:value-type="string" table:style-name="ce2">
            <text:p>19 January 1999 (aged 22)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PSV Eindhoven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Wout Weghorst</text:p>
          </table:table-cell>
          <table:table-cell office:value-type="string" table:style-name="ce2">
            <text:p>7 August 1992 (aged 28)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VfL Wolfsburg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Frenkie de Jong</text:p>
          </table:table-cell>
          <table:table-cell office:value-type="string" table:style-name="ce2">
            <text:p>12 May 1997 (aged 24)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enzel Dumfries</text:p>
          </table:table-cell>
          <table:table-cell office:value-type="string" table:style-name="ce2">
            <text:p>18 April 1996 (aged 25)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SV Eindhoven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Marco Bizot</text:p>
          </table:table-cell>
          <table:table-cell office:value-type="string" table:style-name="ce2">
            <text:p>10 March 1991 (aged 30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eun Koopmeiners</text:p>
          </table:table-cell>
          <table:table-cell office:value-type="string" table:style-name="ce2">
            <text:p>28 February 1998 (aged 23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urriën Timber</text:p>
          </table:table-cell>
          <table:table-cell office:value-type="string" table:style-name="ce2">
            <text:p>17 June 2001 (aged 19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jax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Cody Gakpo</text:p>
          </table:table-cell>
          <table:table-cell office:value-type="string" table:style-name="ce2">
            <text:p>7 May 1999 (aged 22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SV Eindhoven</text:p>
          </table:table-cell>
          <table:table-cell office:value-type="string" table:style-name="ce2">
            <text:p>Netherlands</text:p>
          </table:table-cell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North_Macedonia_edit_" table:style-name="ta1">
        <table:table-column table:style-name="co1" table:default-cell-style-name="ce1"/>
        <table:table-column table:style-name="co2" table:default-cell-style-name="ce1"/>
        <table:table-column table:style-name="co20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6" table:default-cell-style-name="ce1"/>
        <table:table-column table:style-name="co2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Stole Dimitrievski</text:p>
          </table:table-cell>
          <table:table-cell office:value-type="string" table:style-name="ce2">
            <text:p>25 December 1993 (aged 27)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ayo Vallecano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Egzon Bejtulai</text:p>
          </table:table-cell>
          <table:table-cell office:value-type="string" table:style-name="ce2">
            <text:p>7 January 1994 (aged 27)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hkëndija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Gjoko Zajkov</text:p>
          </table:table-cell>
          <table:table-cell office:value-type="string" table:style-name="ce2">
            <text:p>10 February 1995 (aged 26)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harleroi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Kire Ristevski</text:p>
          </table:table-cell>
          <table:table-cell office:value-type="string" table:style-name="ce2">
            <text:p>22 October 1990 (aged 30)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Újpest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rijan Ademi</text:p>
          </table:table-cell>
          <table:table-cell office:value-type="string" table:style-name="ce2">
            <text:p>29 May 1991 (aged 30)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Dinamo Zagreb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Visar Musliu</text:p>
          </table:table-cell>
          <table:table-cell office:value-type="string" table:style-name="ce2">
            <text:p>13 November 1994 (aged 26)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Fehérvár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Ivan Trichkovski</text:p>
          </table:table-cell>
          <table:table-cell office:value-type="string" table:style-name="ce2">
            <text:p>18 April 1987 (aged 34)</text:p>
          </table:table-cell>
          <table:table-cell office:value-type="float" office:value="64" table:style-name="ce1">
            <text:p>64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AEK Larnaca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Ezgjan Alioski</text:p>
          </table:table-cell>
          <table:table-cell office:value-type="string" table:style-name="ce2">
            <text:p>12 February 1992 (aged 29)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Leeds United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leksandar Trajkovski</text:p>
          </table:table-cell>
          <table:table-cell office:value-type="string" table:style-name="ce2">
            <text:p>5 September 1992 (aged 28)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Mallorca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Goran Pandev (captain)</text:p>
          </table:table-cell>
          <table:table-cell office:value-type="string" table:style-name="ce2">
            <text:p>27 July 1983 (aged 37)</text:p>
          </table:table-cell>
          <table:table-cell office:value-type="float" office:value="119" table:style-name="ce1">
            <text:p>119</text:p>
          </table:table-cell>
          <table:table-cell office:value-type="float" office:value="37" table:style-name="ce1">
            <text:p>37</text:p>
          </table:table-cell>
          <table:table-cell office:value-type="string" table:style-name="ce2">
            <text:p>Genoa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Ferhan Hasani</text:p>
          </table:table-cell>
          <table:table-cell office:value-type="string" table:style-name="ce2">
            <text:p>18 June 1990 (aged 30)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Partizani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Risto Jankov</text:p>
          </table:table-cell>
          <table:table-cell office:value-type="string" table:style-name="ce2">
            <text:p>5 September 1998 (aged 22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abotnički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Stefan Ristovski</text:p>
          </table:table-cell>
          <table:table-cell office:value-type="string" table:style-name="ce2">
            <text:p>12 February 1992 (aged 29)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Dinamo Zagreb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arko Velkovski</text:p>
          </table:table-cell>
          <table:table-cell office:value-type="string" table:style-name="ce2">
            <text:p>21 June 1995 (aged 25)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Rijeka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ihomir Kostadinov</text:p>
          </table:table-cell>
          <table:table-cell office:value-type="string" table:style-name="ce2">
            <text:p>4 March 1996 (aged 25)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užomberok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Boban Nikolov</text:p>
          </table:table-cell>
          <table:table-cell office:value-type="string" table:style-name="ce2">
            <text:p>28 July 1994 (aged 26)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ecce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Enis Bardhi</text:p>
          </table:table-cell>
          <table:table-cell office:value-type="string" table:style-name="ce2">
            <text:p>2 July 1995 (aged 25)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Levante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Vlatko Stojanovski</text:p>
          </table:table-cell>
          <table:table-cell office:value-type="string" table:style-name="ce2">
            <text:p>23 April 1997 (aged 24)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hambly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rste Velkoski</text:p>
          </table:table-cell>
          <table:table-cell office:value-type="string" table:style-name="ce2">
            <text:p>20 February 1988 (aged 33)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arajevo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tefan Spirovski</text:p>
          </table:table-cell>
          <table:table-cell office:value-type="string" table:style-name="ce2">
            <text:p>23 August 1990 (aged 30)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EK Larnaca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Elif Elmas</text:p>
          </table:table-cell>
          <table:table-cell office:value-type="string" table:style-name="ce2">
            <text:p>24 September 1999 (aged 21)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Damjan Shishkovski</text:p>
          </table:table-cell>
          <table:table-cell office:value-type="string" table:style-name="ce2">
            <text:p>18 March 1995 (aged 26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oxa Katokopias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arjan Radeski</text:p>
          </table:table-cell>
          <table:table-cell office:value-type="string" table:style-name="ce2">
            <text:p>10 February 1995 (aged 26)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kademija Pandev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Daniel Avramovski</text:p>
          </table:table-cell>
          <table:table-cell office:value-type="string" table:style-name="ce2">
            <text:p>20 February 1995 (aged 26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ayserispor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rko Churlinov</text:p>
          </table:table-cell>
          <table:table-cell office:value-type="string" table:style-name="ce2">
            <text:p>11 July 2000 (aged 20)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VfB Stuttgart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ilan Ristovski</text:p>
          </table:table-cell>
          <table:table-cell office:value-type="string" table:style-name="ce2">
            <text:p>8 April 1998 (aged 23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partak Trnava</text:p>
          </table:table-cell>
          <table:table-cell office:value-type="string" table:style-name="ce2">
            <text:p>North Macedonia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Italy_edit_" table:style-name="ta1">
        <table:table-column table:style-name="co1" table:default-cell-style-name="ce1"/>
        <table:table-column table:style-name="co2" table:default-cell-style-name="ce1"/>
        <table:table-column table:style-name="co28" table:default-cell-style-name="ce1"/>
        <table:table-column table:style-name="co2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Salvatore Sirigu</text:p>
          </table:table-cell>
          <table:table-cell office:value-type="string" table:style-name="ce2">
            <text:p>12 January 1987 (aged 34)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Giovanni Di Lorenzo</text:p>
          </table:table-cell>
          <table:table-cell office:value-type="string" table:style-name="ce2">
            <text:p>4 August 1993 (aged 27)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Giorgio Chiellini (captain)</text:p>
          </table:table-cell>
          <table:table-cell office:value-type="string" table:style-name="ce2">
            <text:p>14 August 1984 (aged 36)</text:p>
          </table:table-cell>
          <table:table-cell office:value-type="float" office:value="107" table:style-name="ce1">
            <text:p>107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eonardo Spinazzola</text:p>
          </table:table-cell>
          <table:table-cell office:value-type="string" table:style-name="ce2">
            <text:p>25 March 1993 (aged 28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oma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nuel Locatelli</text:p>
          </table:table-cell>
          <table:table-cell office:value-type="string" table:style-name="ce2">
            <text:p>8 January 1998 (aged 23)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assuolo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rco Verratti</text:p>
          </table:table-cell>
          <table:table-cell office:value-type="string" table:style-name="ce2">
            <text:p>5 November 1992 (aged 28)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Paris Saint-Germain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Gaetano Castrovilli</text:p>
          </table:table-cell>
          <table:table-cell office:value-type="string" table:style-name="ce2">
            <text:p>17 February 1997 (aged 24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iorentina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rginho</text:p>
          </table:table-cell>
          <table:table-cell office:value-type="string" table:style-name="ce2">
            <text:p>20 December 1991 (aged 29)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drea Belotti</text:p>
          </table:table-cell>
          <table:table-cell office:value-type="string" table:style-name="ce2">
            <text:p>20 December 1993 (aged 27)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Torino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Lorenzo Insigne</text:p>
          </table:table-cell>
          <table:table-cell office:value-type="string" table:style-name="ce2">
            <text:p>4 June 1991 (aged 30)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Domenico Berardi</text:p>
          </table:table-cell>
          <table:table-cell office:value-type="string" table:style-name="ce2">
            <text:p>1 August 1994 (aged 26)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Sassuolo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tteo Pessina</text:p>
          </table:table-cell>
          <table:table-cell office:value-type="string" table:style-name="ce2">
            <text:p>21 April 1997 (aged 24)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Atalanta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Emerson Palmieri</text:p>
          </table:table-cell>
          <table:table-cell office:value-type="string" table:style-name="ce2">
            <text:p>3 August 1994 (aged 26)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Federico Chiesa</text:p>
          </table:table-cell>
          <table:table-cell office:value-type="string" table:style-name="ce2">
            <text:p>25 October 1997 (aged 23)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Francesco Acerbi</text:p>
          </table:table-cell>
          <table:table-cell office:value-type="string" table:style-name="ce2">
            <text:p>10 February 1988 (aged 33)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Lazio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Bryan Cristante</text:p>
          </table:table-cell>
          <table:table-cell office:value-type="string" table:style-name="ce2">
            <text:p>3 March 1995 (aged 26)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Roma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Ciro Immobile</text:p>
          </table:table-cell>
          <table:table-cell office:value-type="string" table:style-name="ce2">
            <text:p>20 February 1990 (aged 31)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Lazio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Nicolò Barella</text:p>
          </table:table-cell>
          <table:table-cell office:value-type="string" table:style-name="ce2">
            <text:p>7 February 1997 (aged 24)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Internazionale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eonardo Bonucci</text:p>
          </table:table-cell>
          <table:table-cell office:value-type="string" table:style-name="ce2">
            <text:p>1 May 1987 (aged 34)</text:p>
          </table:table-cell>
          <table:table-cell office:value-type="float" office:value="102" table:style-name="ce1">
            <text:p>102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Federico Bernardeschi</text:p>
          </table:table-cell>
          <table:table-cell office:value-type="string" table:style-name="ce2">
            <text:p>16 February 1994 (aged 27)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Gianluigi Donnarumma</text:p>
          </table:table-cell>
          <table:table-cell office:value-type="string" table:style-name="ce2">
            <text:p>25 February 1999 (aged 22)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ilan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Giacomo Raspadori</text:p>
          </table:table-cell>
          <table:table-cell office:value-type="string" table:style-name="ce2">
            <text:p>18 February 2000 (aged 21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assuolo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lessandro Bastoni</text:p>
          </table:table-cell>
          <table:table-cell office:value-type="string" table:style-name="ce2">
            <text:p>13 April 1999 (aged 22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nternazionale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lessandro Florenzi</text:p>
          </table:table-cell>
          <table:table-cell office:value-type="string" table:style-name="ce2">
            <text:p>11 March 1991 (aged 30)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Paris Saint-Germain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afael Tolói</text:p>
          </table:table-cell>
          <table:table-cell office:value-type="string" table:style-name="ce2">
            <text:p>10 October 1990 (aged 30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talanta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lex Meret</text:p>
          </table:table-cell>
          <table:table-cell office:value-type="string" table:style-name="ce2">
            <text:p>22 March 1997 (aged 24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Italy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Hungary_edit_" table:style-name="ta1">
        <table:table-column table:style-name="co1" table:default-cell-style-name="ce1"/>
        <table:table-column table:style-name="co2" table:default-cell-style-name="ce1"/>
        <table:table-column table:style-name="co2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0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Péter Gulácsi</text:p>
          </table:table-cell>
          <table:table-cell office:value-type="string" table:style-name="ce2">
            <text:p>6 May 1990 (aged 31)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B Leipzig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Ádám Lang</text:p>
          </table:table-cell>
          <table:table-cell office:value-type="string" table:style-name="ce2">
            <text:p>17 January 1993 (aged 28)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Omonia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Ákos Kecskés</text:p>
          </table:table-cell>
          <table:table-cell office:value-type="string" table:style-name="ce2">
            <text:p>4 January 1996 (aged 25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ugano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ttila Szalai</text:p>
          </table:table-cell>
          <table:table-cell office:value-type="string" table:style-name="ce2">
            <text:p>20 January 1998 (aged 23)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enerbahçe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ttila Fiola</text:p>
          </table:table-cell>
          <table:table-cell office:value-type="string" table:style-name="ce2">
            <text:p>17 February 1990 (aged 31)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Fehérvár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Willi Orbán</text:p>
          </table:table-cell>
          <table:table-cell office:value-type="string" table:style-name="ce2">
            <text:p>3 November 1992 (aged 28)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RB Leipzig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oïc Négo</text:p>
          </table:table-cell>
          <table:table-cell office:value-type="string" table:style-name="ce2">
            <text:p>15 January 1991 (aged 30)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Fehérvár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Ádám Nagy</text:p>
          </table:table-cell>
          <table:table-cell office:value-type="string" table:style-name="ce2">
            <text:p>17 June 1995 (aged 25)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ristol City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Ádám Szalai (captain)</text:p>
          </table:table-cell>
          <table:table-cell office:value-type="string" table:style-name="ce2">
            <text:p>9 December 1987 (aged 33)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Mainz 05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amás Cseri</text:p>
          </table:table-cell>
          <table:table-cell office:value-type="string" table:style-name="ce2">
            <text:p>15 January 1988 (aged 33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ezőkövesd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Filip Holender</text:p>
          </table:table-cell>
          <table:table-cell office:value-type="string" table:style-name="ce2">
            <text:p>27 July 1994 (aged 26)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Partizan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Dénes Dibusz</text:p>
          </table:table-cell>
          <table:table-cell office:value-type="string" table:style-name="ce2">
            <text:p>16 November 1990 (aged 30)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erencváros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ndrás Schäfer</text:p>
          </table:table-cell>
          <table:table-cell office:value-type="string" table:style-name="ce2">
            <text:p>13 April 1999 (aged 22)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Dunajská Streda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Gergő Lovrencsics</text:p>
          </table:table-cell>
          <table:table-cell office:value-type="string" table:style-name="ce2">
            <text:p>1 September 1988 (aged 32)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Ferencváros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ászló Kleinheisler</text:p>
          </table:table-cell>
          <table:table-cell office:value-type="string" table:style-name="ce2">
            <text:p>8 April 1994 (aged 27)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Osijek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ániel Gazdag</text:p>
          </table:table-cell>
          <table:table-cell office:value-type="string" table:style-name="ce2">
            <text:p>2 March 1996 (aged 25)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Philadelphia Union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oland Varga</text:p>
          </table:table-cell>
          <table:table-cell office:value-type="string" table:style-name="ce2">
            <text:p>23 January 1990 (aged 31)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MTK Budapest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ávid Sigér</text:p>
          </table:table-cell>
          <table:table-cell office:value-type="string" table:style-name="ce2">
            <text:p>30 November 1990 (aged 30)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Ferencváros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evin Varga</text:p>
          </table:table-cell>
          <table:table-cell office:value-type="string" table:style-name="ce2">
            <text:p>30 March 1996 (aged 25)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Kasımpaşa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Roland Sallai</text:p>
          </table:table-cell>
          <table:table-cell office:value-type="string" table:style-name="ce2">
            <text:p>22 May 1997 (aged 24)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SC Freiburg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Endre Botka</text:p>
          </table:table-cell>
          <table:table-cell office:value-type="string" table:style-name="ce2">
            <text:p>25 August 1994 (aged 26)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erencváros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Ádám Bogdán</text:p>
          </table:table-cell>
          <table:table-cell office:value-type="string" table:style-name="ce2">
            <text:p>27 September 1987 (aged 33)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erencváros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Nemanja Nikolić</text:p>
          </table:table-cell>
          <table:table-cell office:value-type="string" table:style-name="ce2">
            <text:p>31 December 1987 (aged 33)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Fehérvár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Szabolcs Schön</text:p>
          </table:table-cell>
          <table:table-cell office:value-type="string" table:style-name="ce2">
            <text:p>27 September 2000 (aged 20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C Dallas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János Hahn</text:p>
          </table:table-cell>
          <table:table-cell office:value-type="string" table:style-name="ce2">
            <text:p>15 March 1995 (aged 26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aks</text:p>
          </table:table-cell>
          <table:table-cell office:value-type="string" table:style-name="ce2">
            <text:p>Hungary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Bendegúz Bolla</text:p>
          </table:table-cell>
          <table:table-cell office:value-type="string" table:style-name="ce2">
            <text:p>22 November 1999 (aged 21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ehérvár</text:p>
          </table:table-cell>
          <table:table-cell table:style-name="ce2"/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Germany_edit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Manuel Neuer (captain)</text:p>
          </table:table-cell>
          <table:table-cell office:value-type="string" table:style-name="ce2">
            <text:p>27 March 1986 (aged 35)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ntonio Rüdiger</text:p>
          </table:table-cell>
          <table:table-cell office:value-type="string" table:style-name="ce2">
            <text:p>3 March 1993 (aged 28)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rcel Halstenberg</text:p>
          </table:table-cell>
          <table:table-cell office:value-type="string" table:style-name="ce2">
            <text:p>27 September 1991 (aged 29)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RB Leipzig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tthias Ginter</text:p>
          </table:table-cell>
          <table:table-cell office:value-type="string" table:style-name="ce2">
            <text:p>19 January 1994 (aged 27)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ts Hummels</text:p>
          </table:table-cell>
          <table:table-cell office:value-type="string" table:style-name="ce2">
            <text:p>16 December 1988 (aged 32)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shua Kimmich</text:p>
          </table:table-cell>
          <table:table-cell office:value-type="string" table:style-name="ce2">
            <text:p>8 February 1995 (aged 26)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ai Havertz</text:p>
          </table:table-cell>
          <table:table-cell office:value-type="string" table:style-name="ce2">
            <text:p>11 June 1999 (aged 22)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oni Kroos</text:p>
          </table:table-cell>
          <table:table-cell office:value-type="string" table:style-name="ce2">
            <text:p>4 January 1990 (aged 31)</text:p>
          </table:table-cell>
          <table:table-cell office:value-type="float" office:value="102" table:style-name="ce1">
            <text:p>102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evin Volland</text:p>
          </table:table-cell>
          <table:table-cell office:value-type="string" table:style-name="ce2">
            <text:p>30 July 1992 (aged 28)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Monaco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erge Gnabry</text:p>
          </table:table-cell>
          <table:table-cell office:value-type="string" table:style-name="ce2">
            <text:p>14 July 1995 (aged 25)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Timo Werner</text:p>
          </table:table-cell>
          <table:table-cell office:value-type="string" table:style-name="ce2">
            <text:p>6 March 1996 (aged 25)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Bernd Leno</text:p>
          </table:table-cell>
          <table:table-cell office:value-type="string" table:style-name="ce2">
            <text:p>4 March 1992 (aged 29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rsenal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nas Hofmann</text:p>
          </table:table-cell>
          <table:table-cell office:value-type="string" table:style-name="ce2">
            <text:p>14 July 1992 (aged 28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amal Musiala</text:p>
          </table:table-cell>
          <table:table-cell office:value-type="string" table:style-name="ce2">
            <text:p>26 February 2003 (aged 18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Niklas Süle</text:p>
          </table:table-cell>
          <table:table-cell office:value-type="string" table:style-name="ce2">
            <text:p>3 September 1995 (aged 25)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ukas Klostermann</text:p>
          </table:table-cell>
          <table:table-cell office:value-type="string" table:style-name="ce2">
            <text:p>3 June 1996 (aged 25)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B Leipzig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Florian Neuhaus</text:p>
          </table:table-cell>
          <table:table-cell office:value-type="string" table:style-name="ce2">
            <text:p>16 March 1997 (aged 24)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eon Goretzka</text:p>
          </table:table-cell>
          <table:table-cell office:value-type="string" table:style-name="ce2">
            <text:p>6 February 1995 (aged 26)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eroy Sané</text:p>
          </table:table-cell>
          <table:table-cell office:value-type="string" table:style-name="ce2">
            <text:p>11 January 1996 (aged 25)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obin Gosens</text:p>
          </table:table-cell>
          <table:table-cell office:value-type="string" table:style-name="ce2">
            <text:p>5 July 1994 (aged 26)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talanta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İlkay Gündoğan</text:p>
          </table:table-cell>
          <table:table-cell office:value-type="string" table:style-name="ce2">
            <text:p>24 October 1990 (aged 30)</text:p>
          </table:table-cell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Kevin Trapp</text:p>
          </table:table-cell>
          <table:table-cell office:value-type="string" table:style-name="ce2">
            <text:p>8 July 1990 (aged 30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tracht Frankfurt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Emre Can</text:p>
          </table:table-cell>
          <table:table-cell office:value-type="string" table:style-name="ce2">
            <text:p>12 January 1994 (aged 27)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obin Koch</text:p>
          </table:table-cell>
          <table:table-cell office:value-type="string" table:style-name="ce2">
            <text:p>17 July 1996 (aged 24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eds United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Thomas Müller</text:p>
          </table:table-cell>
          <table:table-cell office:value-type="string" table:style-name="ce2">
            <text:p>13 September 1989 (aged 31)</text:p>
          </table:table-cell>
          <table:table-cell office:value-type="float" office:value="102" table:style-name="ce1">
            <text:p>102</text:p>
          </table:table-cell>
          <table:table-cell office:value-type="float" office:value="39" table:style-name="ce1">
            <text:p>39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hristian Günter</text:p>
          </table:table-cell>
          <table:table-cell office:value-type="string" table:style-name="ce2">
            <text:p>28 February 1993 (aged 28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C Freiburg</text:p>
          </table:table-cell>
          <table:table-cell office:value-type="string" table:style-name="ce2">
            <text:p>Germany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France_edit_" table:style-name="ta1">
        <table:table-column table:style-name="co1" table:default-cell-style-name="ce1"/>
        <table:table-column table:style-name="co2" table:default-cell-style-name="ce1"/>
        <table:table-column table:style-name="co3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Hugo Lloris (captain)</text:p>
          </table:table-cell>
          <table:table-cell office:value-type="string" table:style-name="ce2">
            <text:p>26 December 1986 (aged 34)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ottenham Hotspur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Benjamin Pavard</text:p>
          </table:table-cell>
          <table:table-cell office:value-type="string" table:style-name="ce2">
            <text:p>28 March 1996 (aged 25)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resnel Kimpembe</text:p>
          </table:table-cell>
          <table:table-cell office:value-type="string" table:style-name="ce2">
            <text:p>13 August 1995 (aged 25)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aris Saint-Germain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aphaël Varane</text:p>
          </table:table-cell>
          <table:table-cell office:value-type="string" table:style-name="ce2">
            <text:p>25 April 1993 (aged 28)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lément Lenglet</text:p>
          </table:table-cell>
          <table:table-cell office:value-type="string" table:style-name="ce2">
            <text:p>17 June 1995 (aged 25)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aul Pogba</text:p>
          </table:table-cell>
          <table:table-cell office:value-type="string" table:style-name="ce2">
            <text:p>15 March 1993 (aged 28)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toine Griezmann</text:p>
          </table:table-cell>
          <table:table-cell office:value-type="string" table:style-name="ce2">
            <text:p>21 March 1991 (aged 30)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homas Lemar</text:p>
          </table:table-cell>
          <table:table-cell office:value-type="string" table:style-name="ce2">
            <text:p>12 November 1995 (aged 25)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Atlético Madrid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Olivier Giroud</text:p>
          </table:table-cell>
          <table:table-cell office:value-type="string" table:style-name="ce2">
            <text:p>30 September 1986 (aged 34)</text:p>
          </table:table-cell>
          <table:table-cell office:value-type="float" office:value="108" table:style-name="ce1">
            <text:p>108</text:p>
          </table:table-cell>
          <table:table-cell office:value-type="float" office:value="46" table:style-name="ce1">
            <text:p>46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ylian Mbappé</text:p>
          </table:table-cell>
          <table:table-cell office:value-type="string" table:style-name="ce2">
            <text:p>20 December 1998 (aged 22)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Paris Saint-Germain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Ousmane Dembélé</text:p>
          </table:table-cell>
          <table:table-cell office:value-type="string" table:style-name="ce2">
            <text:p>15 May 1997 (aged 24)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Corentin Tolisso</text:p>
          </table:table-cell>
          <table:table-cell office:value-type="string" table:style-name="ce2">
            <text:p>3 August 1994 (aged 26)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N'Golo Kanté</text:p>
          </table:table-cell>
          <table:table-cell office:value-type="string" table:style-name="ce2">
            <text:p>29 March 1991 (aged 30)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drien Rabiot</text:p>
          </table:table-cell>
          <table:table-cell office:value-type="string" table:style-name="ce2">
            <text:p>3 April 1995 (aged 26)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Juventus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Kurt Zouma</text:p>
          </table:table-cell>
          <table:table-cell office:value-type="string" table:style-name="ce2">
            <text:p>27 October 1994 (aged 26)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Steve Mandanda</text:p>
          </table:table-cell>
          <table:table-cell office:value-type="string" table:style-name="ce2">
            <text:p>28 March 1985 (aged 36)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rseille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oussa Sissoko</text:p>
          </table:table-cell>
          <table:table-cell office:value-type="string" table:style-name="ce2">
            <text:p>16 August 1989 (aged 31)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Tottenham Hotspur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ucas Digne</text:p>
          </table:table-cell>
          <table:table-cell office:value-type="string" table:style-name="ce2">
            <text:p>20 July 1993 (aged 27)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verton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arim Benzema</text:p>
          </table:table-cell>
          <table:table-cell office:value-type="string" table:style-name="ce2">
            <text:p>19 December 1987 (aged 33)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ingsley Coman</text:p>
          </table:table-cell>
          <table:table-cell office:value-type="string" table:style-name="ce2">
            <text:p>13 June 1996 (aged 24)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ucas Hernandez</text:p>
          </table:table-cell>
          <table:table-cell office:value-type="string" table:style-name="ce2">
            <text:p>14 February 1996 (aged 25)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Wissam Ben Yedder</text:p>
          </table:table-cell>
          <table:table-cell office:value-type="string" table:style-name="ce2">
            <text:p>12 August 1990 (aged 30)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Monaco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Mike Maignan</text:p>
          </table:table-cell>
          <table:table-cell office:value-type="string" table:style-name="ce2">
            <text:p>3 July 1995 (aged 25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ille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éo Dubois</text:p>
          </table:table-cell>
          <table:table-cell office:value-type="string" table:style-name="ce2">
            <text:p>14 September 1994 (aged 26)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yon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ules Koundé</text:p>
          </table:table-cell>
          <table:table-cell office:value-type="string" table:style-name="ce2">
            <text:p>12 November 1998 (aged 22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arcus Thuram</text:p>
          </table:table-cell>
          <table:table-cell office:value-type="string" table:style-name="ce2">
            <text:p>6 August 1997 (aged 23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France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Finland_edit_" table:style-name="ta1">
        <table:table-column table:style-name="co1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9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Lukáš Hrádecký</text:p>
          </table:table-cell>
          <table:table-cell office:value-type="string" table:style-name="ce2">
            <text:p>24 November 1989 (aged 31)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ayer Leverkusen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aulus Arajuuri</text:p>
          </table:table-cell>
          <table:table-cell office:value-type="string" table:style-name="ce2">
            <text:p>15 June 1988 (aged 32)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Pafos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aniel O'Shaughnessy</text:p>
          </table:table-cell>
          <table:table-cell office:value-type="string" table:style-name="ce2">
            <text:p>14 September 1994 (aged 26)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HJK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ona Toivio</text:p>
          </table:table-cell>
          <table:table-cell office:value-type="string" table:style-name="ce2">
            <text:p>10 March 1988 (aged 33)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BK Häcken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eo Väisänen</text:p>
          </table:table-cell>
          <table:table-cell office:value-type="string" table:style-name="ce2">
            <text:p>23 July 1997 (aged 23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IF Elfsborg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Glen Kamara</text:p>
          </table:table-cell>
          <table:table-cell office:value-type="string" table:style-name="ce2">
            <text:p>28 October 1995 (aged 25)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Rangers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obert Taylor</text:p>
          </table:table-cell>
          <table:table-cell office:value-type="string" table:style-name="ce2">
            <text:p>21 October 1994 (aged 26)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rann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obin Lod</text:p>
          </table:table-cell>
          <table:table-cell office:value-type="string" table:style-name="ce2">
            <text:p>17 April 1993 (aged 28)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Minnesota United FC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Fredrik Jensen</text:p>
          </table:table-cell>
          <table:table-cell office:value-type="string" table:style-name="ce2">
            <text:p>9 September 1997 (aged 23)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C Augsburg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Teemu Pukki</text:p>
          </table:table-cell>
          <table:table-cell office:value-type="string" table:style-name="ce2">
            <text:p>29 March 1990 (aged 31)</text:p>
          </table:table-cell>
          <table:table-cell office:value-type="float" office:value="91" table:style-name="ce1">
            <text:p>91</text:p>
          </table:table-cell>
          <table:table-cell office:value-type="float" office:value="30" table:style-name="ce1">
            <text:p>30</text:p>
          </table:table-cell>
          <table:table-cell office:value-type="string" table:style-name="ce2">
            <text:p>Norwich City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asmus Schüller</text:p>
          </table:table-cell>
          <table:table-cell office:value-type="string" table:style-name="ce2">
            <text:p>18 June 1991 (aged 29)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jurgårdens IF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Jesse Joronen</text:p>
          </table:table-cell>
          <table:table-cell office:value-type="string" table:style-name="ce2">
            <text:p>21 March 1993 (aged 28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rescia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yry Soiri</text:p>
          </table:table-cell>
          <table:table-cell office:value-type="string" table:style-name="ce2">
            <text:p>22 September 1994 (aged 26)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Esbjerg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im Sparv (captain)</text:p>
          </table:table-cell>
          <table:table-cell office:value-type="string" table:style-name="ce2">
            <text:p>20 February 1987 (aged 34)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EL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Niko Hämäläinen</text:p>
          </table:table-cell>
          <table:table-cell office:value-type="string" table:style-name="ce2">
            <text:p>5 March 1997 (aged 24)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Queens Park Rangers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homas Lam</text:p>
          </table:table-cell>
          <table:table-cell office:value-type="string" table:style-name="ce2">
            <text:p>18 December 1993 (aged 27)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EC Zwolle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Nikolai Alho</text:p>
          </table:table-cell>
          <table:table-cell office:value-type="string" table:style-name="ce2">
            <text:p>12 March 1993 (aged 28)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TK Budapest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ere Uronen</text:p>
          </table:table-cell>
          <table:table-cell office:value-type="string" table:style-name="ce2">
            <text:p>13 July 1994 (aged 26)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Genk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ni Kauko</text:p>
          </table:table-cell>
          <table:table-cell office:value-type="string" table:style-name="ce2">
            <text:p>12 July 1990 (aged 30)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sbjerg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Joel Pohjanpalo</text:p>
          </table:table-cell>
          <table:table-cell office:value-type="string" table:style-name="ce2">
            <text:p>13 September 1994 (aged 26)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Union Berlin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Lassi Lappalainen</text:p>
          </table:table-cell>
          <table:table-cell office:value-type="string" table:style-name="ce2">
            <text:p>24 August 1998 (aged 22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F Montréal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ukka Raitala</text:p>
          </table:table-cell>
          <table:table-cell office:value-type="string" table:style-name="ce2">
            <text:p>15 September 1988 (aged 32)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innesota United FC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nssi Jaakkola</text:p>
          </table:table-cell>
          <table:table-cell office:value-type="string" table:style-name="ce2">
            <text:p>13 March 1987 (aged 34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ristol Rovers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Onni Valakari</text:p>
          </table:table-cell>
          <table:table-cell office:value-type="string" table:style-name="ce2">
            <text:p>18 August 1999 (aged 21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Pafos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obert Ivanov</text:p>
          </table:table-cell>
          <table:table-cell office:value-type="string" table:style-name="ce2">
            <text:p>19 September 1994 (aged 26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arta Poznań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arcus Forss</text:p>
          </table:table-cell>
          <table:table-cell office:value-type="string" table:style-name="ce2">
            <text:p>18 June 1999 (aged 21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rentford</text:p>
          </table:table-cell>
          <table:table-cell office:value-type="string" table:style-name="ce2">
            <text:p>Finland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England_edit_" table:style-name="ta1">
        <table:table-column table:style-name="co1" table:default-cell-style-name="ce1"/>
        <table:table-column table:style-name="co2" table:default-cell-style-name="ce1"/>
        <table:table-column table:style-name="co3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8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Jordan Pickford</text:p>
          </table:table-cell>
          <table:table-cell office:value-type="string" table:style-name="ce2">
            <text:p>7 March 1994 (aged 27)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verton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Kyle Walker</text:p>
          </table:table-cell>
          <table:table-cell office:value-type="string" table:style-name="ce2">
            <text:p>28 May 1990 (aged 31)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uke Shaw</text:p>
          </table:table-cell>
          <table:table-cell office:value-type="string" table:style-name="ce2">
            <text:p>12 July 1995 (aged 25)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eclan Rice</text:p>
          </table:table-cell>
          <table:table-cell office:value-type="string" table:style-name="ce2">
            <text:p>14 January 1999 (aged 22)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West Ham Unite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hn Stones</text:p>
          </table:table-cell>
          <table:table-cell office:value-type="string" table:style-name="ce2">
            <text:p>28 May 1994 (aged 27)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Harry Maguire</text:p>
          </table:table-cell>
          <table:table-cell office:value-type="string" table:style-name="ce2">
            <text:p>5 March 1993 (aged 28)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ack Grealish</text:p>
          </table:table-cell>
          <table:table-cell office:value-type="string" table:style-name="ce2">
            <text:p>10 September 1995 (aged 25)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ston Villa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ordan Henderson</text:p>
          </table:table-cell>
          <table:table-cell office:value-type="string" table:style-name="ce2">
            <text:p>17 June 1990 (aged 30)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iverpool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Harry Kane (captain)</text:p>
          </table:table-cell>
          <table:table-cell office:value-type="string" table:style-name="ce2">
            <text:p>28 July 1993 (aged 27)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Tottenham Hotspur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Raheem Sterling</text:p>
          </table:table-cell>
          <table:table-cell office:value-type="string" table:style-name="ce2">
            <text:p>8 December 1994 (aged 26)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arcus Rashford</text:p>
          </table:table-cell>
          <table:table-cell office:value-type="string" table:style-name="ce2">
            <text:p>31 October 1997 (aged 23)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Kieran Trippier</text:p>
          </table:table-cell>
          <table:table-cell office:value-type="string" table:style-name="ce2">
            <text:p>19 September 1990 (aged 30)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tlético Madri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Dean Henderson (until 15 June)</text:p>
          </table:table-cell>
          <table:table-cell office:value-type="string" table:style-name="ce2">
            <text:p>12 March 1997 (aged 24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nchester Unite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aron Ramsdale (from 15 June)</text:p>
          </table:table-cell>
          <table:table-cell office:value-type="string" table:style-name="ce2">
            <text:p>14 May 1998 (aged 23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heffield Unite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alvin Phillips</text:p>
          </table:table-cell>
          <table:table-cell office:value-type="string" table:style-name="ce2">
            <text:p>2 December 1995 (aged 25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eds Unite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yrone Mings</text:p>
          </table:table-cell>
          <table:table-cell office:value-type="string" table:style-name="ce2">
            <text:p>13 March 1993 (aged 28)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ston Villa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onor Coady</text:p>
          </table:table-cell>
          <table:table-cell office:value-type="string" table:style-name="ce2">
            <text:p>25 February 1993 (aged 28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Wolverhampton Wanderers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adon Sancho</text:p>
          </table:table-cell>
          <table:table-cell office:value-type="string" table:style-name="ce2">
            <text:p>25 March 2000 (aged 21)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Dominic Calvert-Lewin</text:p>
          </table:table-cell>
          <table:table-cell office:value-type="string" table:style-name="ce2">
            <text:p>16 March 1997 (aged 24)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Everton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son Mount</text:p>
          </table:table-cell>
          <table:table-cell office:value-type="string" table:style-name="ce2">
            <text:p>10 January 1999 (aged 22)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hil Foden</text:p>
          </table:table-cell>
          <table:table-cell office:value-type="string" table:style-name="ce2">
            <text:p>28 May 2000 (aged 21)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Ben Chilwell</text:p>
          </table:table-cell>
          <table:table-cell office:value-type="string" table:style-name="ce2">
            <text:p>21 December 1996 (aged 24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Ben White</text:p>
          </table:table-cell>
          <table:table-cell office:value-type="string" table:style-name="ce2">
            <text:p>8 October 1997 (aged 23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righton &amp; Hove Albion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Sam Johnstone</text:p>
          </table:table-cell>
          <table:table-cell office:value-type="string" table:style-name="ce2">
            <text:p>25 March 1993 (aged 28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st Bromwich Albion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eece James</text:p>
          </table:table-cell>
          <table:table-cell office:value-type="string" table:style-name="ce2">
            <text:p>8 December 1999 (aged 21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Bukayo Saka</text:p>
          </table:table-cell>
          <table:table-cell office:value-type="string" table:style-name="ce2">
            <text:p>5 September 2001 (aged 19)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rsenal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ude Bellingham</text:p>
          </table:table-cell>
          <table:table-cell office:value-type="string" table:style-name="ce2">
            <text:p>29 June 2003 (aged 17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England</text:p>
          </table:table-cell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table table:name="Denmark_edit_" table:style-name="ta1">
        <table:table-column table:style-name="co1" table:default-cell-style-name="ce1"/>
        <table:table-column table:style-name="co2" table:default-cell-style-name="ce1"/>
        <table:table-column table:style-name="co33" table:default-cell-style-name="ce1"/>
        <table:table-column table:style-name="co2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Kasper Schmeichel</text:p>
          </table:table-cell>
          <table:table-cell office:value-type="string" table:style-name="ce2">
            <text:p>5 November 1986 (aged 34)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icester City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achim Andersen</text:p>
          </table:table-cell>
          <table:table-cell office:value-type="string" table:style-name="ce2">
            <text:p>31 May 1996 (aged 25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ulham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annik Vestergaard</text:p>
          </table:table-cell>
          <table:table-cell office:value-type="string" table:style-name="ce2">
            <text:p>3 August 1992 (aged 28)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outhampton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Simon Kjær (captain)</text:p>
          </table:table-cell>
          <table:table-cell office:value-type="string" table:style-name="ce2">
            <text:p>26 March 1989 (aged 32)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Milan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akim Mæhle</text:p>
          </table:table-cell>
          <table:table-cell office:value-type="string" table:style-name="ce2">
            <text:p>20 May 1997 (aged 24)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Atalanta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ndreas Christensen</text:p>
          </table:table-cell>
          <table:table-cell office:value-type="string" table:style-name="ce2">
            <text:p>10 April 1996 (aged 25)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Robert Skov</text:p>
          </table:table-cell>
          <table:table-cell office:value-type="string" table:style-name="ce2">
            <text:p>20 May 1996 (aged 25)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899 Hoffenheim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homas Delaney</text:p>
          </table:table-cell>
          <table:table-cell office:value-type="string" table:style-name="ce2">
            <text:p>3 September 1991 (aged 29)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artin Braithwaite</text:p>
          </table:table-cell>
          <table:table-cell office:value-type="string" table:style-name="ce2">
            <text:p>5 June 1991 (aged 30)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Christian Eriksen</text:p>
          </table:table-cell>
          <table:table-cell office:value-type="string" table:style-name="ce2">
            <text:p>14 February 1992 (aged 29)</text:p>
          </table:table-cell>
          <table:table-cell office:value-type="float" office:value="108" table:style-name="ce1">
            <text:p>108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Internazionale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dreas Skov Olsen</text:p>
          </table:table-cell>
          <table:table-cell office:value-type="string" table:style-name="ce2">
            <text:p>29 December 1999 (aged 21)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Bologna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Kasper Dolberg</text:p>
          </table:table-cell>
          <table:table-cell office:value-type="string" table:style-name="ce2">
            <text:p>6 October 1997 (aged 23)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Nice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thias Jørgensen</text:p>
          </table:table-cell>
          <table:table-cell office:value-type="string" table:style-name="ce2">
            <text:p>23 April 1990 (aged 31)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openhagen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ikkel Damsgaard</text:p>
          </table:table-cell>
          <table:table-cell office:value-type="string" table:style-name="ce2">
            <text:p>3 July 2000 (aged 20)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ampdoria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Christian Nørgaard</text:p>
          </table:table-cell>
          <table:table-cell office:value-type="string" table:style-name="ce2">
            <text:p>10 March 1994 (aged 27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rentford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Jonas Lössl</text:p>
          </table:table-cell>
          <table:table-cell office:value-type="string" table:style-name="ce2">
            <text:p>1 February 1989 (aged 32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idtjylland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ens Stryger Larsen</text:p>
          </table:table-cell>
          <table:table-cell office:value-type="string" table:style-name="ce2">
            <text:p>21 February 1991 (aged 30)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Udinese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aniel Wass</text:p>
          </table:table-cell>
          <table:table-cell office:value-type="string" table:style-name="ce2">
            <text:p>31 May 1989 (aged 32)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alencia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Jonas Wind</text:p>
          </table:table-cell>
          <table:table-cell office:value-type="string" table:style-name="ce2">
            <text:p>7 February 1999 (aged 22)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openhagen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Yussuf Poulsen</text:p>
          </table:table-cell>
          <table:table-cell office:value-type="string" table:style-name="ce2">
            <text:p>15 June 1994 (aged 26)</text:p>
          </table:table-cell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RB Leipzig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dreas Cornelius</text:p>
          </table:table-cell>
          <table:table-cell office:value-type="string" table:style-name="ce2">
            <text:p>16 March 1993 (aged 28)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Parma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Frederik Rønnow</text:p>
          </table:table-cell>
          <table:table-cell office:value-type="string" table:style-name="ce2">
            <text:p>4 August 1992 (aged 28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chalke 04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ierre-Emile Højbjerg</text:p>
          </table:table-cell>
          <table:table-cell office:value-type="string" table:style-name="ce2">
            <text:p>5 August 1995 (aged 25)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Tottenham Hotspur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thias Jensen</text:p>
          </table:table-cell>
          <table:table-cell office:value-type="string" table:style-name="ce2">
            <text:p>1 January 1996 (aged 25)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rentford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nders Christiansen</text:p>
          </table:table-cell>
          <table:table-cell office:value-type="string" table:style-name="ce2">
            <text:p>8 June 1990 (aged 31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lmö FF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Nicolai Boilesen</text:p>
          </table:table-cell>
          <table:table-cell office:value-type="string" table:style-name="ce2">
            <text:p>16 February 1992 (aged 29)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openhagen</text:p>
          </table:table-cell>
          <table:table-cell office:value-type="string" table:style-name="ce2">
            <text:p>Denmark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Czech_Republic_edit_" table:style-name="ta1">
        <table:table-column table:style-name="co1" table:default-cell-style-name="ce1"/>
        <table:table-column table:style-name="co2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36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Tomáš Vaclík</text:p>
          </table:table-cell>
          <table:table-cell office:value-type="string" table:style-name="ce2">
            <text:p>29 March 1989 (aged 32)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avel Kadeřábek</text:p>
          </table:table-cell>
          <table:table-cell office:value-type="string" table:style-name="ce2">
            <text:p>25 April 1992 (aged 29)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899 Hoffenheim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Ondřej Čelůstka</text:p>
          </table:table-cell>
          <table:table-cell office:value-type="string" table:style-name="ce2">
            <text:p>18 June 1989 (aged 31)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parta Prague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akub Brabec</text:p>
          </table:table-cell>
          <table:table-cell office:value-type="string" table:style-name="ce2">
            <text:p>6 August 1992 (aged 28)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Viktoria Plzeň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Vladimír Coufal</text:p>
          </table:table-cell>
          <table:table-cell office:value-type="string" table:style-name="ce2">
            <text:p>22 August 1992 (aged 28)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West Ham United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omáš Kalas</text:p>
          </table:table-cell>
          <table:table-cell office:value-type="string" table:style-name="ce2">
            <text:p>15 May 1993 (aged 28)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ristol City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ntonín Barák</text:p>
          </table:table-cell>
          <table:table-cell office:value-type="string" table:style-name="ce2">
            <text:p>3 December 1994 (aged 26)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Hellas Verona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Vladimír Darida (captain)</text:p>
          </table:table-cell>
          <table:table-cell office:value-type="string" table:style-name="ce2">
            <text:p>8 August 1990 (aged 30)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Hertha BSC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omáš Holeš</text:p>
          </table:table-cell>
          <table:table-cell office:value-type="string" table:style-name="ce2">
            <text:p>31 March 1993 (aged 28)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lavia Prague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Patrik Schick</text:p>
          </table:table-cell>
          <table:table-cell office:value-type="string" table:style-name="ce2">
            <text:p>24 January 1996 (aged 25)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Bayer Leverkusen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ichael Krmenčík</text:p>
          </table:table-cell>
          <table:table-cell office:value-type="string" table:style-name="ce2">
            <text:p>15 March 1993 (aged 28)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PAOK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ukáš Masopust</text:p>
          </table:table-cell>
          <table:table-cell office:value-type="string" table:style-name="ce2">
            <text:p>12 February 1993 (aged 28)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lavia Prague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Petr Ševčík</text:p>
          </table:table-cell>
          <table:table-cell office:value-type="string" table:style-name="ce2">
            <text:p>4 May 1994 (aged 27)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lavia Prague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akub Jankto</text:p>
          </table:table-cell>
          <table:table-cell office:value-type="string" table:style-name="ce2">
            <text:p>19 January 1996 (aged 25)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Sampdoria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omáš Souček</text:p>
          </table:table-cell>
          <table:table-cell office:value-type="string" table:style-name="ce2">
            <text:p>27 February 1995 (aged 26)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West Ham United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leš Mandous</text:p>
          </table:table-cell>
          <table:table-cell office:value-type="string" table:style-name="ce2">
            <text:p>21 April 1992 (aged 29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igma Olomouc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avid Zima</text:p>
          </table:table-cell>
          <table:table-cell office:value-type="string" table:style-name="ce2">
            <text:p>8 November 2000 (aged 20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lavia Prague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an Bořil</text:p>
          </table:table-cell>
          <table:table-cell office:value-type="string" table:style-name="ce2">
            <text:p>11 January 1991 (aged 30)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lavia Prague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dam Hložek</text:p>
          </table:table-cell>
          <table:table-cell office:value-type="string" table:style-name="ce2">
            <text:p>25 July 2002 (aged 18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parta Prague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atěj Vydra</text:p>
          </table:table-cell>
          <table:table-cell office:value-type="string" table:style-name="ce2">
            <text:p>1 May 1992 (aged 29)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Burnley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lex Král</text:p>
          </table:table-cell>
          <table:table-cell office:value-type="string" table:style-name="ce2">
            <text:p>19 May 1998 (aged 23)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partak Moscow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leš Matějů</text:p>
          </table:table-cell>
          <table:table-cell office:value-type="string" table:style-name="ce2">
            <text:p>3 June 1996 (aged 25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rescia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Tomáš Koubek</text:p>
          </table:table-cell>
          <table:table-cell office:value-type="string" table:style-name="ce2">
            <text:p>26 August 1992 (aged 28)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C Augsburg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Tomáš Pekhart</text:p>
          </table:table-cell>
          <table:table-cell office:value-type="string" table:style-name="ce2">
            <text:p>26 May 1989 (aged 32)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egia Warsaw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akub Pešek</text:p>
          </table:table-cell>
          <table:table-cell office:value-type="string" table:style-name="ce2">
            <text:p>24 June 1993 (aged 27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lovan Liberec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ichal Sadílek</text:p>
          </table:table-cell>
          <table:table-cell office:value-type="string" table:style-name="ce2">
            <text:p>31 May 1999 (aged 22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lovan Liberec</text:p>
          </table:table-cell>
          <table:table-cell office:value-type="string" table:style-name="ce2">
            <text:p>Czech Republic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Croatia_edit_" table:style-name="ta1">
        <table:table-column table:style-name="co1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1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Dominik Livaković</text:p>
          </table:table-cell>
          <table:table-cell office:value-type="string" table:style-name="ce2">
            <text:p>9 January 1995 (aged 26)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namo Zagreb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Šime Vrsaljko</text:p>
          </table:table-cell>
          <table:table-cell office:value-type="string" table:style-name="ce2">
            <text:p>10 January 1992 (aged 29)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tlético Madrid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Borna Barišić</text:p>
          </table:table-cell>
          <table:table-cell office:value-type="string" table:style-name="ce2">
            <text:p>10 November 1992 (aged 28)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Rangers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Ivan Perišić</text:p>
          </table:table-cell>
          <table:table-cell office:value-type="string" table:style-name="ce2">
            <text:p>2 February 1989 (aged 32)</text:p>
          </table:table-cell>
          <table:table-cell office:value-type="float" office:value="101" table:style-name="ce1">
            <text:p>101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Internazionale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uje Ćaleta-Car</text:p>
          </table:table-cell>
          <table:table-cell office:value-type="string" table:style-name="ce2">
            <text:p>17 September 1996 (aged 24)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rseille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ejan Lovren</text:p>
          </table:table-cell>
          <table:table-cell office:value-type="string" table:style-name="ce2">
            <text:p>5 July 1989 (aged 31)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Zenit Saint Petersburg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Josip Brekalo</text:p>
          </table:table-cell>
          <table:table-cell office:value-type="string" table:style-name="ce2">
            <text:p>23 June 1998 (aged 22)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VfL Wolfsburg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teo Kovačić</text:p>
          </table:table-cell>
          <table:table-cell office:value-type="string" table:style-name="ce2">
            <text:p>6 May 1994 (aged 27)</text:p>
          </table:table-cell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helsea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drej Kramarić</text:p>
          </table:table-cell>
          <table:table-cell office:value-type="string" table:style-name="ce2">
            <text:p>19 June 1991 (aged 29)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899 Hoffenheim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uka Modrić (captain)</text:p>
          </table:table-cell>
          <table:table-cell office:value-type="string" table:style-name="ce2">
            <text:p>9 September 1985 (aged 35)</text:p>
          </table:table-cell>
          <table:table-cell office:value-type="float" office:value="138" table:style-name="ce1">
            <text:p>138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rcelo Brozović</text:p>
          </table:table-cell>
          <table:table-cell office:value-type="string" table:style-name="ce2">
            <text:p>16 November 1992 (aged 28)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Internazionale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Lovre Kalinić</text:p>
          </table:table-cell>
          <table:table-cell office:value-type="string" table:style-name="ce2">
            <text:p>3 April 1990 (aged 31)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Hajduk Split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Nikola Vlašić</text:p>
          </table:table-cell>
          <table:table-cell office:value-type="string" table:style-name="ce2">
            <text:p>4 October 1997 (aged 23)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SKA Moscow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te Budimir</text:p>
          </table:table-cell>
          <table:table-cell office:value-type="string" table:style-name="ce2">
            <text:p>22 July 1991 (aged 29)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Osasuna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rio Pašalić</text:p>
          </table:table-cell>
          <table:table-cell office:value-type="string" table:style-name="ce2">
            <text:p>9 February 1995 (aged 26)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Atalanta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ile Škorić</text:p>
          </table:table-cell>
          <table:table-cell office:value-type="string" table:style-name="ce2">
            <text:p>19 June 1991 (aged 29)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Osijek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Ante Rebić</text:p>
          </table:table-cell>
          <table:table-cell office:value-type="string" table:style-name="ce2">
            <text:p>21 September 1993 (aged 27)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Milan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islav Oršić</text:p>
          </table:table-cell>
          <table:table-cell office:value-type="string" table:style-name="ce2">
            <text:p>29 December 1992 (aged 28)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namo Zagreb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ilan Badelj</text:p>
          </table:table-cell>
          <table:table-cell office:value-type="string" table:style-name="ce2">
            <text:p>25 February 1989 (aged 32)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Genoa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Bruno Petković</text:p>
          </table:table-cell>
          <table:table-cell office:value-type="string" table:style-name="ce2">
            <text:p>16 September 1994 (aged 26)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Dinamo Zagreb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omagoj Vida</text:p>
          </table:table-cell>
          <table:table-cell office:value-type="string" table:style-name="ce2">
            <text:p>29 April 1989 (aged 32)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Beşiktaş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sip Juranović</text:p>
          </table:table-cell>
          <table:table-cell office:value-type="string" table:style-name="ce2">
            <text:p>16 August 1995 (aged 25)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egia Warsaw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Simon Sluga</text:p>
          </table:table-cell>
          <table:table-cell office:value-type="string" table:style-name="ce2">
            <text:p>17 March 1993 (aged 28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uton Town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omagoj Bradarić</text:p>
          </table:table-cell>
          <table:table-cell office:value-type="string" table:style-name="ce2">
            <text:p>10 December 1999 (aged 21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ille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oško Gvardiol</text:p>
          </table:table-cell>
          <table:table-cell office:value-type="string" table:style-name="ce2">
            <text:p>23 January 2002 (aged 19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inamo Zagreb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uka Ivanušec</text:p>
          </table:table-cell>
          <table:table-cell office:value-type="string" table:style-name="ce2">
            <text:p>26 November 1998 (aged 22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Dinamo Zagreb</text:p>
          </table:table-cell>
          <table:table-cell office:value-type="string" table:style-name="ce2">
            <text:p>Crotia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Austria_edit_" table:style-name="ta1">
        <table:table-column table:style-name="co1" table:default-cell-style-name="ce1"/>
        <table:table-column table:style-name="co2" table:default-cell-style-name="ce1"/>
        <table:table-column table:style-name="co3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Alexander Schlager</text:p>
          </table:table-cell>
          <table:table-cell office:value-type="string" table:style-name="ce2">
            <text:p>1 February 1996 (aged 25)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ASK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ndreas Ulmer</text:p>
          </table:table-cell>
          <table:table-cell office:value-type="string" table:style-name="ce2">
            <text:p>30 October 1985 (aged 35)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d Bull Salzburg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Aleksandar Dragović</text:p>
          </table:table-cell>
          <table:table-cell office:value-type="string" table:style-name="ce2">
            <text:p>6 March 1991 (aged 30)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ayer Leverkusen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rtin Hinteregger</text:p>
          </table:table-cell>
          <table:table-cell office:value-type="string" table:style-name="ce2">
            <text:p>7 September 1992 (aged 28)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Eintracht Frankfurt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Stefan Posch</text:p>
          </table:table-cell>
          <table:table-cell office:value-type="string" table:style-name="ce2">
            <text:p>14 May 1997 (aged 24)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899 Hoffenheim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Stefan Ilsanker</text:p>
          </table:table-cell>
          <table:table-cell office:value-type="string" table:style-name="ce2">
            <text:p>18 May 1989 (aged 32)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tracht Frankfurt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arko Arnautović</text:p>
          </table:table-cell>
          <table:table-cell office:value-type="string" table:style-name="ce2">
            <text:p>19 April 1989 (aged 32)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Shanghai Port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avid Alaba</text:p>
          </table:table-cell>
          <table:table-cell office:value-type="string" table:style-name="ce2">
            <text:p>24 June 1992 (aged 28)</text:p>
          </table:table-cell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Bayern Munich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rcel Sabitzer</text:p>
          </table:table-cell>
          <table:table-cell office:value-type="string" table:style-name="ce2">
            <text:p>17 March 1994 (aged 27)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RB Leipzig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Florian Grillitsch</text:p>
          </table:table-cell>
          <table:table-cell office:value-type="string" table:style-name="ce2">
            <text:p>7 August 1995 (aged 25)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899 Hoffenheim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ichael Gregoritsch</text:p>
          </table:table-cell>
          <table:table-cell office:value-type="string" table:style-name="ce2">
            <text:p>18 April 1994 (aged 27)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C Augsburg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Pavao Pervan</text:p>
          </table:table-cell>
          <table:table-cell office:value-type="string" table:style-name="ce2">
            <text:p>13 November 1987 (aged 33)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fL Wolfsburg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Daniel Bachmann</text:p>
          </table:table-cell>
          <table:table-cell office:value-type="string" table:style-name="ce2">
            <text:p>9 July 1994 (aged 26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atford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Julian Baumgartlinger (captain)</text:p>
          </table:table-cell>
          <table:table-cell office:value-type="string" table:style-name="ce2">
            <text:p>2 January 1988 (aged 33)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ayer Leverkusen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Philipp Lienhart</text:p>
          </table:table-cell>
          <table:table-cell office:value-type="string" table:style-name="ce2">
            <text:p>11 July 1996 (aged 24)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C Freiburg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Christopher Trimmel</text:p>
          </table:table-cell>
          <table:table-cell office:value-type="string" table:style-name="ce2">
            <text:p>24 February 1987 (aged 34)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Union Berlin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ouis Schaub</text:p>
          </table:table-cell>
          <table:table-cell office:value-type="string" table:style-name="ce2">
            <text:p>29 December 1994 (aged 26)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Luzern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lessandro Schöpf</text:p>
          </table:table-cell>
          <table:table-cell office:value-type="string" table:style-name="ce2">
            <text:p>7 February 1994 (aged 27)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Schalke 04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Christoph Baumgartner</text:p>
          </table:table-cell>
          <table:table-cell office:value-type="string" table:style-name="ce2">
            <text:p>1 August 1999 (aged 21)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899 Hoffenheim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arim Onisiwo</text:p>
          </table:table-cell>
          <table:table-cell office:value-type="string" table:style-name="ce2">
            <text:p>17 March 1992 (aged 29)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Mainz 05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Stefan Lainer</text:p>
          </table:table-cell>
          <table:table-cell office:value-type="string" table:style-name="ce2">
            <text:p>27 August 1992 (aged 28)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Valentino Lazaro</text:p>
          </table:table-cell>
          <table:table-cell office:value-type="string" table:style-name="ce2">
            <text:p>24 March 1996 (aged 25)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Borussia Mönchengladbach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Xaver Schlager</text:p>
          </table:table-cell>
          <table:table-cell office:value-type="string" table:style-name="ce2">
            <text:p>28 September 1997 (aged 23)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VfL Wolfsburg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onrad Laimer</text:p>
          </table:table-cell>
          <table:table-cell office:value-type="string" table:style-name="ce2">
            <text:p>27 May 1997 (aged 24)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RB Leipzig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Saša Kalajdžić</text:p>
          </table:table-cell>
          <table:table-cell office:value-type="string" table:style-name="ce2">
            <text:p>7 July 1997 (aged 23)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VfB Stuttgart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Marco Friedl</text:p>
          </table:table-cell>
          <table:table-cell office:value-type="string" table:style-name="ce2">
            <text:p>16 March 1998 (aged 23)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erder Bremen</text:p>
          </table:table-cell>
          <table:table-cell office:value-type="string" table:style-name="ce2">
            <text:p>Austria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Belgium_edit_" table:style-name="ta1">
        <table:table-column table:style-name="co1" table:default-cell-style-name="ce1"/>
        <table:table-column table:style-name="co2" table:default-cell-style-name="ce1"/>
        <table:table-column table:style-name="co38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8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o.</text:p>
          </table:table-cell>
          <table:table-cell office:value-type="string" table:style-name="ce1">
            <text:p>Pos.</text:p>
          </table:table-cell>
          <table:table-cell office:value-type="string" table:style-name="ce1">
            <text:p>Player</text:p>
          </table:table-cell>
          <table:table-cell office:value-type="string" table:style-name="ce1">
            <text:p>Date of birth (age)</text:p>
          </table:table-cell>
          <table:table-cell office:value-type="string" table:style-name="ce1">
            <text:p>Caps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Club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Thibaut Courtois</text:p>
          </table:table-cell>
          <table:table-cell office:value-type="string" table:style-name="ce2">
            <text:p>11 May 1992 (aged 29)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oby Alderweireld</text:p>
          </table:table-cell>
          <table:table-cell office:value-type="string" table:style-name="ce2">
            <text:p>2 March 1989 (aged 32)</text:p>
          </table:table-cell>
          <table:table-cell office:value-type="float" office:value="109" table:style-name="ce1">
            <text:p>109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Tottenham Hotspur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homas Vermaelen</text:p>
          </table:table-cell>
          <table:table-cell office:value-type="string" table:style-name="ce2">
            <text:p>14 November 1985 (aged 35)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Vissel Kobe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Dedryck Boyata</text:p>
          </table:table-cell>
          <table:table-cell office:value-type="string" table:style-name="ce2">
            <text:p>28 November 1990 (aged 30)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Hertha BSC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an Vertonghen</text:p>
          </table:table-cell>
          <table:table-cell office:value-type="string" table:style-name="ce2">
            <text:p>24 April 1987 (aged 34)</text:p>
          </table:table-cell>
          <table:table-cell office:value-type="float" office:value="127" table:style-name="ce1">
            <text:p>127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Benfica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Axel Witsel</text:p>
          </table:table-cell>
          <table:table-cell office:value-type="string" table:style-name="ce2">
            <text:p>12 January 1989 (aged 32)</text:p>
          </table:table-cell>
          <table:table-cell office:value-type="float" office:value="110" table:style-name="ce1">
            <text:p>1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Kevin De Bruyne</text:p>
          </table:table-cell>
          <table:table-cell office:value-type="string" table:style-name="ce2">
            <text:p>28 June 1991 (aged 29)</text:p>
          </table:table-cell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Manchester City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Youri Tielemans</text:p>
          </table:table-cell>
          <table:table-cell office:value-type="string" table:style-name="ce2">
            <text:p>7 May 1997 (aged 24)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Leicester City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Romelu Lukaku</text:p>
          </table:table-cell>
          <table:table-cell office:value-type="string" table:style-name="ce2">
            <text:p>13 May 1993 (aged 28)</text:p>
          </table:table-cell>
          <table:table-cell office:value-type="float" office:value="93" table:style-name="ce1">
            <text:p>93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Internazionale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Eden Hazard (captain)</text:p>
          </table:table-cell>
          <table:table-cell office:value-type="string" table:style-name="ce2">
            <text:p>7 January 1991 (aged 30)</text:p>
          </table:table-cell>
          <table:table-cell office:value-type="float" office:value="107" table:style-name="ce1">
            <text:p>107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Real Madrid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Yannick Carrasco</text:p>
          </table:table-cell>
          <table:table-cell office:value-type="string" table:style-name="ce2">
            <text:p>4 September 1993 (aged 27)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Atlético Madrid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Simon Mignolet (until 28 June)</text:p>
          </table:table-cell>
          <table:table-cell office:value-type="string" table:style-name="ce2">
            <text:p>6 March 1988 (aged 33)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lub Brugge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Thomas Kaminski (from 28 June)</text:p>
          </table:table-cell>
          <table:table-cell office:value-type="string" table:style-name="ce2">
            <text:p>23 October 1992 (aged 28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lackburn Rovers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GK</text:p>
          </table:table-cell>
          <table:table-cell office:value-type="string" table:style-name="ce2">
            <text:p>Matz Sels</text:p>
          </table:table-cell>
          <table:table-cell office:value-type="string" table:style-name="ce2">
            <text:p>26 February 1992 (aged 29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rasbourg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Dries Mertens</text:p>
          </table:table-cell>
          <table:table-cell office:value-type="string" table:style-name="ce2">
            <text:p>6 May 1987 (aged 34)</text:p>
          </table:table-cell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Napoli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homas Meunier</text:p>
          </table:table-cell>
          <table:table-cell office:value-type="string" table:style-name="ce2">
            <text:p>12 September 1991 (aged 29)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Thorgan Hazard</text:p>
          </table:table-cell>
          <table:table-cell office:value-type="string" table:style-name="ce2">
            <text:p>29 March 1993 (aged 28)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Borussia Dortmund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Hans Vanaken</text:p>
          </table:table-cell>
          <table:table-cell office:value-type="string" table:style-name="ce2">
            <text:p>24 August 1992 (aged 28)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lub Brugge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Jason Denayer</text:p>
          </table:table-cell>
          <table:table-cell office:value-type="string" table:style-name="ce2">
            <text:p>28 June 1995 (aged 25)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Lyon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Leander Dendoncker</text:p>
          </table:table-cell>
          <table:table-cell office:value-type="string" table:style-name="ce2">
            <text:p>15 April 1995 (aged 26)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Wolverhampton Wanderers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Christian Benteke</text:p>
          </table:table-cell>
          <table:table-cell office:value-type="string" table:style-name="ce2">
            <text:p>3 December 1990 (aged 30)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Crystal Palace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Timothy Castagne</text:p>
          </table:table-cell>
          <table:table-cell office:value-type="string" table:style-name="ce2">
            <text:p>5 December 1995 (aged 25)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Leicester City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Nacer Chadli</text:p>
          </table:table-cell>
          <table:table-cell office:value-type="string" table:style-name="ce2">
            <text:p>2 August 1989 (aged 31)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İstanbul Başakşehir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Michy Batshuayi</text:p>
          </table:table-cell>
          <table:table-cell office:value-type="string" table:style-name="ce2">
            <text:p>2 October 1993 (aged 27)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Crystal Palace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Leandro Trossard</text:p>
          </table:table-cell>
          <table:table-cell office:value-type="string" table:style-name="ce2">
            <text:p>4 December 1994 (aged 26)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righton &amp; Hove Albion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FW</text:p>
          </table:table-cell>
          <table:table-cell office:value-type="string" table:style-name="ce2">
            <text:p>Jérémy Doku</text:p>
          </table:table-cell>
          <table:table-cell office:value-type="string" table:style-name="ce2">
            <text:p>27 May 2002 (aged 19)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Rennes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Dennis Praet</text:p>
          </table:table-cell>
          <table:table-cell office:value-type="string" table:style-name="ce2">
            <text:p>14 May 1994 (aged 27)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Leicester City</text:p>
          </table:table-cell>
          <table:table-cell office:value-type="string" table:style-name="ce2">
            <text:p>Belgium</text:p>
          </table:table-cell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Wales_edit_.A1:Wales_edit_.H27" table:name="Table_Wales_edit" table:display-filter-buttons="true" table:on-update-keep-size="false" table:on-update-keep-styles="true" table:refresh-delay="false">
          <table:database-source-sql table:database-name="Provider=Microsoft.Mashup.OleDb.1;Data Source=$Workbook$;Location=Wales[edit];Extended Properties=&quot;&quot;" table:sql-statement="SELECT * FROM [Wales[edit]]]"/>
        </table:database-range>
        <table:database-range table:target-range-address="Ukraine_edit_.A1:Ukraine_edit_.H27" table:name="Table_Ukraine_edit" table:display-filter-buttons="true" table:on-update-keep-size="false" table:on-update-keep-styles="true" table:refresh-delay="false">
          <table:database-source-sql table:database-name="Provider=Microsoft.Mashup.OleDb.1;Data Source=$Workbook$;Location=Ukraine[edit];Extended Properties=&quot;&quot;" table:sql-statement="SELECT * FROM [Ukraine[edit]]]"/>
        </table:database-range>
        <table:database-range table:target-range-address="Turkey_edit_.A1:Turkey_edit_.H27" table:name="Table_Turkey_edit" table:display-filter-buttons="true" table:on-update-keep-size="false" table:on-update-keep-styles="true" table:refresh-delay="false">
          <table:database-source-sql table:database-name="Provider=Microsoft.Mashup.OleDb.1;Data Source=$Workbook$;Location=Turkey[edit];Extended Properties=&quot;&quot;" table:sql-statement="SELECT * FROM [Turkey[edit]]]"/>
        </table:database-range>
        <table:database-range table:target-range-address="Switzerland_edit_.A1:Switzerland_edit_.H28" table:name="Table_Switzerland_edit" table:display-filter-buttons="true" table:on-update-keep-size="false" table:on-update-keep-styles="true" table:refresh-delay="false">
          <table:database-source-sql table:database-name="Provider=Microsoft.Mashup.OleDb.1;Data Source=$Workbook$;Location=Switzerland[edit];Extended Properties=&quot;&quot;" table:sql-statement="SELECT * FROM [Switzerland[edit]]]"/>
        </table:database-range>
        <table:database-range table:target-range-address="Sweden_edit_.A1:Sweden_edit_.H27" table:name="Table_Sweden_edit" table:display-filter-buttons="true" table:on-update-keep-size="false" table:on-update-keep-styles="true" table:refresh-delay="false">
          <table:database-source-sql table:database-name="Provider=Microsoft.Mashup.OleDb.1;Data Source=$Workbook$;Location=Sweden[edit];Extended Properties=&quot;&quot;" table:sql-statement="SELECT * FROM [Sweden[edit]]]"/>
        </table:database-range>
        <table:database-range table:target-range-address="Spain_edit_.A1:Spain_edit_.H25" table:name="Table_Spain_edit" table:display-filter-buttons="true" table:on-update-keep-size="false" table:on-update-keep-styles="true" table:refresh-delay="false">
          <table:database-source-sql table:database-name="Provider=Microsoft.Mashup.OleDb.1;Data Source=$Workbook$;Location=Spain[edit];Extended Properties=&quot;&quot;" table:sql-statement="SELECT * FROM [Spain[edit]]]"/>
        </table:database-range>
        <table:database-range table:target-range-address="Slovakia_edit_.A1:Slovakia_edit_.H27" table:name="Table_Slovakia_edit" table:display-filter-buttons="true" table:on-update-keep-size="false" table:on-update-keep-styles="true" table:refresh-delay="false">
          <table:database-source-sql table:database-name="Provider=Microsoft.Mashup.OleDb.1;Data Source=$Workbook$;Location=Slovakia[edit];Extended Properties=&quot;&quot;" table:sql-statement="SELECT * FROM [Slovakia[edit]]]"/>
        </table:database-range>
        <table:database-range table:target-range-address="Scotland_edit_.A1:Scotland_edit_.H27" table:name="Table_Scotland_edit" table:display-filter-buttons="true" table:on-update-keep-size="false" table:on-update-keep-styles="true" table:refresh-delay="false">
          <table:database-source-sql table:database-name="Provider=Microsoft.Mashup.OleDb.1;Data Source=$Workbook$;Location=Scotland[edit];Extended Properties=&quot;&quot;" table:sql-statement="SELECT * FROM [Scotland[edit]]]"/>
        </table:database-range>
        <table:database-range table:target-range-address="Russia_edit_.A1:Russia_edit_.H27" table:name="Table_Russia_edit" table:display-filter-buttons="true" table:on-update-keep-size="false" table:on-update-keep-styles="true" table:refresh-delay="false">
          <table:database-source-sql table:database-name="Provider=Microsoft.Mashup.OleDb.1;Data Source=$Workbook$;Location=Russia[edit];Extended Properties=&quot;&quot;" table:sql-statement="SELECT * FROM [Russia[edit]]]"/>
        </table:database-range>
        <table:database-range table:target-range-address="Portugal_edit_.A1:Portugal_edit_.H27" table:name="Table_Portugal_edit" table:display-filter-buttons="true" table:on-update-keep-size="false" table:on-update-keep-styles="true" table:refresh-delay="false">
          <table:database-source-sql table:database-name="Provider=Microsoft.Mashup.OleDb.1;Data Source=$Workbook$;Location=Portugal[edit];Extended Properties=&quot;&quot;" table:sql-statement="SELECT * FROM [Portugal[edit]]]"/>
        </table:database-range>
        <table:database-range table:target-range-address="Poland_edit_.A1:Poland_edit_.H26" table:name="Table_Poland_edit" table:display-filter-buttons="true" table:on-update-keep-size="false" table:on-update-keep-styles="true" table:refresh-delay="false">
          <table:database-source-sql table:database-name="Provider=Microsoft.Mashup.OleDb.1;Data Source=$Workbook$;Location=Poland[edit];Extended Properties=&quot;&quot;" table:sql-statement="SELECT * FROM [Poland[edit]]]"/>
        </table:database-range>
        <table:database-range table:target-range-address="Netherlands_edit_.A1:Netherlands_edit_.H26" table:name="Table_Netherlands_edit" table:display-filter-buttons="true" table:on-update-keep-size="false" table:on-update-keep-styles="true" table:refresh-delay="false">
          <table:database-source-sql table:database-name="Provider=Microsoft.Mashup.OleDb.1;Data Source=$Workbook$;Location=Netherlands[edit];Extended Properties=&quot;&quot;" table:sql-statement="SELECT * FROM [Netherlands[edit]]]"/>
        </table:database-range>
        <table:database-range table:target-range-address="North_Macedonia_edit_.A1:North_Macedonia_edit_.H27" table:name="Table_North_Macedonia_edit" table:display-filter-buttons="true" table:on-update-keep-size="false" table:on-update-keep-styles="true" table:refresh-delay="false">
          <table:database-source-sql table:database-name="Provider=Microsoft.Mashup.OleDb.1;Data Source=$Workbook$;Location=&quot;North Macedonia[edit]&quot;;Extended Properties=&quot;&quot;" table:sql-statement="SELECT * FROM [North Macedonia[edit]]]"/>
        </table:database-range>
        <table:database-range table:target-range-address="Italy_edit_.A1:Italy_edit_.H27" table:name="Table_Italy_edit" table:display-filter-buttons="true" table:on-update-keep-size="false" table:on-update-keep-styles="true" table:refresh-delay="false">
          <table:database-source-sql table:database-name="Provider=Microsoft.Mashup.OleDb.1;Data Source=$Workbook$;Location=Italy[edit];Extended Properties=&quot;&quot;" table:sql-statement="SELECT * FROM [Italy[edit]]]"/>
        </table:database-range>
        <table:database-range table:target-range-address="Hungary_edit_.A1:Hungary_edit_.H27" table:name="Table_Hungary_edit" table:display-filter-buttons="true" table:on-update-keep-size="false" table:on-update-keep-styles="true" table:refresh-delay="false">
          <table:database-source-sql table:database-name="Provider=Microsoft.Mashup.OleDb.1;Data Source=$Workbook$;Location=Hungary[edit];Extended Properties=&quot;&quot;" table:sql-statement="SELECT * FROM [Hungary[edit]]]"/>
        </table:database-range>
        <table:database-range table:target-range-address="Germany_edit_.A1:Germany_edit_.H27" table:name="Table_Germany_edit" table:display-filter-buttons="true" table:on-update-keep-size="false" table:on-update-keep-styles="true" table:refresh-delay="false">
          <table:database-source-sql table:database-name="Provider=Microsoft.Mashup.OleDb.1;Data Source=$Workbook$;Location=Germany[edit];Extended Properties=&quot;&quot;" table:sql-statement="SELECT * FROM [Germany[edit]]]"/>
        </table:database-range>
        <table:database-range table:target-range-address="France_edit_.A1:France_edit_.H27" table:name="Table_France_edit" table:display-filter-buttons="true" table:on-update-keep-size="false" table:on-update-keep-styles="true" table:refresh-delay="false">
          <table:database-source-sql table:database-name="Provider=Microsoft.Mashup.OleDb.1;Data Source=$Workbook$;Location=France[edit];Extended Properties=&quot;&quot;" table:sql-statement="SELECT * FROM [France[edit]]]"/>
        </table:database-range>
        <table:database-range table:target-range-address="Finland_edit_.A1:Finland_edit_.H27" table:name="Table_Finland_edit" table:display-filter-buttons="true" table:on-update-keep-size="false" table:on-update-keep-styles="true" table:refresh-delay="false">
          <table:database-source-sql table:database-name="Provider=Microsoft.Mashup.OleDb.1;Data Source=$Workbook$;Location=Finland[edit];Extended Properties=&quot;&quot;" table:sql-statement="SELECT * FROM [Finland[edit]]]"/>
        </table:database-range>
        <table:database-range table:target-range-address="England_edit_.A1:England_edit_.H28" table:name="Table_England_edit" table:display-filter-buttons="true" table:on-update-keep-size="false" table:on-update-keep-styles="true" table:refresh-delay="false">
          <table:database-source-sql table:database-name="Provider=Microsoft.Mashup.OleDb.1;Data Source=$Workbook$;Location=England[edit];Extended Properties=&quot;&quot;" table:sql-statement="SELECT * FROM [England[edit]]]"/>
        </table:database-range>
        <table:database-range table:target-range-address="Denmark_edit_.A1:Denmark_edit_.H27" table:name="Table_Denmark_edit" table:display-filter-buttons="true" table:on-update-keep-size="false" table:on-update-keep-styles="true" table:refresh-delay="false">
          <table:database-source-sql table:database-name="Provider=Microsoft.Mashup.OleDb.1;Data Source=$Workbook$;Location=Denmark[edit];Extended Properties=&quot;&quot;" table:sql-statement="SELECT * FROM [Denmark[edit]]]"/>
        </table:database-range>
        <table:database-range table:target-range-address="Czech_Republic_edit_.A1:Czech_Republic_edit_.H27" table:name="Table_Czech_Republic_edit" table:display-filter-buttons="true" table:on-update-keep-size="false" table:on-update-keep-styles="true" table:refresh-delay="false">
          <table:database-source-sql table:database-name="Provider=Microsoft.Mashup.OleDb.1;Data Source=$Workbook$;Location=&quot;Czech Republic[edit]&quot;;Extended Properties=&quot;&quot;" table:sql-statement="SELECT * FROM [Czech Republic[edit]]]"/>
        </table:database-range>
        <table:database-range table:target-range-address="Croatia_edit_.A1:Croatia_edit_.H27" table:name="Table_Croatia_edit" table:display-filter-buttons="true" table:on-update-keep-size="false" table:on-update-keep-styles="true" table:refresh-delay="false">
          <table:database-source-sql table:database-name="Provider=Microsoft.Mashup.OleDb.1;Data Source=$Workbook$;Location=Croatia[edit];Extended Properties=&quot;&quot;" table:sql-statement="SELECT * FROM [Croatia[edit]]]"/>
        </table:database-range>
        <table:database-range table:target-range-address="Austria_edit_.A1:Austria_edit_.H27" table:name="Table_Austria_edit" table:display-filter-buttons="true" table:on-update-keep-size="false" table:on-update-keep-styles="true" table:refresh-delay="false">
          <table:database-source-sql table:database-name="Provider=Microsoft.Mashup.OleDb.1;Data Source=$Workbook$;Location=Austria[edit];Extended Properties=&quot;&quot;" table:sql-statement="SELECT * FROM [Austria[edit]]]"/>
        </table:database-range>
        <table:database-range table:target-range-address="Belgium_edit_.A1:Belgium_edit_.H28" table:name="Table_Belgium_edit" table:display-filter-buttons="true" table:on-update-keep-size="false" table:on-update-keep-styles="true" table:refresh-delay="false">
          <table:database-source-sql table:database-name="Provider=Microsoft.Mashup.OleDb.1;Data Source=$Workbook$;Location=Belgium[edit];Extended Properties=&quot;&quot;" table:sql-statement="SELECT * FROM [Belgium[edit]]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ancis Osei</meta:initial-creator>
    <dc:creator>Francis Osei</dc:creator>
    <meta:creation-date>2023-05-31T15:48:45Z</meta:creation-date>
    <dc:date>2023-05-31T16:42:41Z</dc:date>
    <meta:editing-duration>PT0S</meta:editing-duration>
  </office:meta>
</office:document-meta>
</file>